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5.8465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5" style:family="table-column">
      <style:table-column-properties fo:break-before="auto" style:column-width="0.4945in"/>
    </style:style>
    <style:style style:name="co36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1.278in"/>
    </style:style>
    <style:style style:name="co45" style:family="table-column">
      <style:table-column-properties fo:break-before="auto" style:column-width="2.65in"/>
    </style:style>
    <style:style style:name="co46" style:family="table-column">
      <style:table-column-properties fo:break-before="auto" style:column-width="1.1429in"/>
    </style:style>
    <style:style style:name="co47" style:family="table-column">
      <style:table-column-properties fo:break-before="auto" style:column-width="0.9953in"/>
    </style:style>
    <style:style style:name="co48" style:family="table-column">
      <style:table-column-properties fo:break-before="auto" style:column-width="2.9in"/>
    </style:style>
    <style:style style:name="co49" style:family="table-column">
      <style:table-column-properties fo:break-before="auto" style:column-width="0.55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8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84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0" style:family="table-column">
      <style:table-column-properties fo:break-before="auto" style:column-width="2.1772in"/>
    </style:style>
    <style:style style:name="co101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0.2138in"/>
    </style:style>
    <style:style style:name="co112" style:family="table-column">
      <style:table-column-properties fo:break-before="auto" style:column-width="2.0472in"/>
    </style:style>
    <style:style style:name="co113" style:family="table-column">
      <style:table-column-properties fo:break-before="auto" style:column-width="0.7693in"/>
    </style:style>
    <style:style style:name="co114" style:family="table-column">
      <style:table-column-properties fo:break-before="auto" style:column-width="0.5457in"/>
    </style:style>
    <style:style style:name="co115" style:family="table-column">
      <style:table-column-properties fo:break-before="auto" style:column-width="0.4917in"/>
    </style:style>
    <style:style style:name="co116" style:family="table-column">
      <style:table-column-properties fo:break-before="auto" style:column-width="0.5701in"/>
    </style:style>
    <style:style style:name="co117" style:family="table-column">
      <style:table-column-properties fo:break-before="auto" style:column-width="0.5819in"/>
    </style:style>
    <style:style style:name="co118" style:family="table-column">
      <style:table-column-properties fo:break-before="auto" style:column-width="0.6417in"/>
    </style:style>
    <style:style style:name="co119" style:family="table-column">
      <style:table-column-properties fo:break-before="auto" style:column-width="0.6272in"/>
    </style:style>
    <style:style style:name="co120" style:family="table-column">
      <style:table-column-properties fo:break-before="auto" style:column-width="0.5472in"/>
    </style:style>
    <style:style style:name="co121" style:family="table-column">
      <style:table-column-properties fo:break-before="auto" style:column-width="1.3425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8307in"/>
    </style:style>
    <style:style style:name="co124" style:family="table-column">
      <style:table-column-properties fo:break-before="auto" style:column-width="0.8492in"/>
    </style:style>
    <style:style style:name="co125" style:family="table-column">
      <style:table-column-properties fo:break-before="auto" style:column-width="0.4728in"/>
    </style:style>
    <style:style style:name="co126" style:family="table-column">
      <style:table-column-properties fo:break-before="auto" style:column-width="1.6992in"/>
    </style:style>
    <style:style style:name="co127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2071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4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="none" style:vertical-align="middle"/>
      <style:text-properties style:font-name="Avenir1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82" style:family="table-cell" style:parent-style-name="Default">
      <style:table-cell-properties fo:background-color="transparent" style:vertical-align="middle"/>
      <style:text-properties style:font-name="Avenir1"/>
    </style:style>
    <style:style style:name="ce1809" style:family="table-cell" style:parent-style-name="Default">
      <style:table-cell-properties fo:background-color="transparent" style:vertical-align="middle"/>
      <style:text-properties style:font-name="Avenir4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4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4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26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1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6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9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5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0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3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3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5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5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7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81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815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6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04" style:family="table-cell" style:parent-style-name="Default">
      <style:text-properties style:font-name="Avenir4" fo:font-style="normal" style:font-style-asian="normal" style:font-style-complex="normal"/>
    </style:style>
    <style:style style:name="ce9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2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2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3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41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0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55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7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58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1"/>
    </style:style>
    <style:style style:name="ce1670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9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023" style:family="table-cell" style:parent-style-name="Default">
      <style:table-cell-properties style:vertical-align="middle"/>
      <style:text-properties style:font-name="Avenir4"/>
    </style:style>
    <style:style style:name="ce202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style:vertical-align="middle"/>
      <style:text-properties style:font-name="Aveni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0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0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0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8" style:family="table-cell" style:parent-style-name="Default">
      <style:table-cell-properties fo:background-color="transparent" style:vertical-align="middle"/>
      <style:text-properties style:font-name="Avenir4"/>
    </style:style>
    <style:style style:name="ce204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7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4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1" fo:font-weight="bold"/>
    </style:style>
    <style:style style:name="ce213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1" fo:font-weight="normal"/>
    </style:style>
    <style:style style:name="ce213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1" fo:font-weight="bold"/>
    </style:style>
    <style:style style:name="ce213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4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181" style:family="table-cell" style:parent-style-name="Default">
      <style:table-cell-properties fo:border="0.06pt solid #000000" style:vertical-align="middle"/>
      <style:text-properties style:font-name="Avenir4"/>
    </style:style>
    <style:style style:name="ce21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2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21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2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77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1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/>
    </style:style>
    <style:style style:name="T43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fo:font-size="10pt" fo:font-weight="bold" style:font-size-asian="10pt" style:font-size-complex="10pt" style:font-weight-asian="bold" style:font-weight-complex="bold"/>
    </style:style>
    <style:style style:name="T7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7" style:family="text">
      <style:text-properties fo:font-size="10pt" style:font-size-asian="10pt" style:font-size-complex="10pt" fo:font-weight="bold" style:font-weight-asian="bold" style:font-weight-complex="bold"/>
    </style:style>
    <style:style style:name="T7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0" style:family="text">
      <style:text-properties style:font-name="Avenir1"/>
    </style:style>
    <style:style style:name="T8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1">
          <table:help-message table:title="AuraErő" table:display="true">
            <text:p>Aurafejlesztés szintje +</text:p>
            <text:p>Önuralom +</text:p>
            <text:p>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344"/>
        <table:table-column table:style-name="co29" table:default-cell-style-name="ce344"/>
        <table:table-column table:style-name="co30" table:default-cell-style-name="ce344"/>
        <table:table-column table:style-name="co31" table:default-cell-style-name="ce344"/>
        <table:table-column table:style-name="co32" table:default-cell-style-name="ce344"/>
        <table:table-column table:style-name="co33" table:default-cell-style-name="ce344"/>
        <table:table-column table:style-name="co7" table:default-cell-style-name="ce344"/>
        <table:table-column table:style-name="co34" table:number-columns-repeated="2" table:default-cell-style-name="ce344"/>
        <table:table-column table:style-name="co35" table:default-cell-style-name="ce344"/>
        <table:table-column table:style-name="co36" table:default-cell-style-name="ce344"/>
        <table:table-column table:style-name="co38" table:default-cell-style-name="ce344"/>
        <table:table-column table:style-name="co39" table:default-cell-style-name="ce344"/>
        <table:table-column table:style-name="co40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11" table:number-columns-spanned="11" table:number-rows-spanned="1"/>
          <table:covered-table-cell/>
          <table:covered-table-cell table:number-columns-repeated="9" table:style-name="ce31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1"/>
          <table:covered-table-cell table:number-columns-repeated="4" table:style-name="ce106"/>
          <table:covered-table-cell table:style-name="ce240"/>
          <table:table-cell table:style-name="ce616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11"/>
          <table:covered-table-cell table:style-name="ce241"/>
          <table:table-cell table:style-name="ce61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98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9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6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9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3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61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4"/>
          <table:table-cell table:style-name="ce191" table:content-validation-name="val29" table:formula="of:=[.K16]+[.E30]+[.K30]+[$Harcértékek.E10]+[$Misztikus.E4]+[$Misztikus.E3]" office:value-type="float" office:value="13" calcext:value-type="float">
            <text:p>1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4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1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1"/>
          <table:table-cell table:style-name="ce5"/>
          <table:table-cell table:style-name="ce224" table:number-columns-spanned="5" table:number-rows-spanned="1"/>
          <table:covered-table-cell table:number-columns-repeated="4" table:style-name="ce311"/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0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20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0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20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0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20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0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20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0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16" office:value-type="string" calcext:value-type="string">
            <text:p>Harcmodor képzettségek</text:p>
          </table:table-cell>
          <table:table-cell table:style-name="ce616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0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20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16" table:formula="of:=[$Misztikus.E4]" office:value-type="float" office:value="13" calcext:value-type="float">
            <text:p>13</text:p>
          </table:table-cell>
          <table:table-cell table:style-name="ce698" table:formula="of:=([.$M24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20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6" table:content-validation-name="val72" office:value-type="string" calcext:value-type="string">
            <text:p>Primer világi képzettség</text:p>
          </table:table-cell>
          <table:table-cell table:style-name="ce616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11"/>
          <table:covered-table-cell table:style-name="ce45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20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6" office:value-type="string" calcext:value-type="string">
            <text:p>Harci Fortélyok</text:p>
          </table:table-cell>
          <table:table-cell table:style-name="ce616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98" table:content-validation-name="val22"/>
          <table:table-cell table:style-name="ce45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20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6" office:value-type="string" calcext:value-type="string">
            <text:p>Misztikus fortélyok</text:p>
          </table:table-cell>
          <table:table-cell table:style-name="ce61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11" table:number-columns-spanned="5" table:number-rows-spanned="1"/>
          <table:covered-table-cell/>
          <table:covered-table-cell table:number-columns-repeated="3" table:style-name="ce3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" calcext:value-type="float">
            <text:p>1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77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43" table:content-validation-name="val45" table:formula="of:=[$Fortélylista.B61]" office:value-type="float" office:value="3" calcext:value-type="float">
            <text:p>3</text:p>
          </table:table-cell>
          <table:table-cell table:style-name="ce583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43" table:content-validation-name="val46" table:formula="of:=[$Fortélylista.B56]" office:value-type="float" office:value="4" calcext:value-type="float">
            <text:p>4</text:p>
          </table:table-cell>
          <table:table-cell table:style-name="ce583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635" table:content-validation-name="val33"/>
          <table:table-cell table:style-name="ce343"/>
          <table:table-cell table:style-name="ce66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43" table:content-validation-name="val47" table:formula="of:=[$Fortélylista.B54]" office:value-type="float" office:value="3" calcext:value-type="float">
            <text:p>3</text:p>
          </table:table-cell>
          <table:table-cell table:style-name="ce583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35" table:content-validation-name="val34"/>
          <table:table-cell table:style-name="ce343"/>
          <table:table-cell table:style-name="ce668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43" table:content-validation-name="val48" table:formula="of:=[$Fortélylista.B55]" office:value-type="float" office:value="2" calcext:value-type="float">
            <text:p>2</text:p>
          </table:table-cell>
          <table:table-cell table:style-name="ce583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635" table:content-validation-name="val35"/>
          <table:table-cell table:style-name="ce343"/>
          <table:table-cell table:style-name="ce668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43" table:content-validation-name="val49" table:formula="of:=[$Fortélylista.B60]" office:value-type="float" office:value="2" calcext:value-type="float">
            <text:p>2</text:p>
          </table:table-cell>
          <table:table-cell table:style-name="ce583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35" table:content-validation-name="val36"/>
          <table:table-cell table:style-name="ce343"/>
          <table:table-cell table:style-name="ce66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43" table:content-validation-name="val50" table:formula="of:=[$Fortélylista.B57]" office:value-type="float" office:value="3" calcext:value-type="float">
            <text:p>3</text:p>
          </table:table-cell>
          <table:table-cell table:style-name="ce583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43" table:content-validation-name="val51" table:formula="of:=[$Fortélylista.B58]" office:value-type="float" office:value="1" calcext:value-type="float">
            <text:p>1</text:p>
          </table:table-cell>
          <table:table-cell table:style-name="ce583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8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7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1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46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6" table:number-columns-spanned="3" table:number-rows-spanned="1"/>
          <table:covered-table-cell table:number-columns-repeated="2" table:style-name="ce37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5" office:value-type="string" calcext:value-type="string">
            <text:p>Szakma:</text:p>
          </table:table-cell>
          <table:table-cell table:style-name="ce381" table:content-validation-name="val10" table:number-columns-spanned="2" table:number-rows-spanned="1"/>
          <table:covered-table-cell table:style-name="ce38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5" office:value-type="string" calcext:value-type="string">
            <text:p>Szakma:</text:p>
          </table:table-cell>
          <table:table-cell table:style-name="ce381" table:content-validation-name="val10" table:number-columns-spanned="2" table:number-rows-spanned="1"/>
          <table:covered-table-cell table:style-name="ce38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1">
          <table:table-cell table:style-name="ce362" table:content-validation-name="val5" office:value-type="string" calcext:value-type="string">
            <text:p>Szakma:</text:p>
          </table:table-cell>
          <table:table-cell table:style-name="ce381" table:content-validation-name="val10" table:number-columns-spanned="2" table:number-rows-spanned="1"/>
          <table:covered-table-cell table:style-name="ce38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386" table:content-validation-name="val10" table:number-columns-spanned="2" table:number-rows-spanned="1"/>
          <table:covered-table-cell table:style-name="ce386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1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46" table:content-validation-name="val54" office:value-type="float" office:value="5" calcext:value-type="float">
            <text:p>5</text:p>
          </table:table-cell>
          <table:table-cell table:style-name="ce589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1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46" table:content-validation-name="val54" office:value-type="float" office:value="1" calcext:value-type="float">
            <text:p>1</text:p>
          </table:table-cell>
          <table:table-cell table:style-name="ce589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11"/>
          <table:covered-table-cell table:number-columns-repeated="6" table:style-name="ce311" table:content-validation-name="val5"/>
          <table:covered-table-cell table:number-columns-repeated="2"/>
        </table:table-row>
        <table:table-row table:style-name="ro2">
          <table:table-cell table:style-name="ce680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7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7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7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7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04"/>
          <table:table-cell table:style-name="ce75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4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content-validation-name="val92" table:number-columns-spanned="3" table:number-rows-spanned="1"/>
          <table:covered-table-cell table:style-name="ce773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75" table:number-columns-spanned="3" table:number-rows-spanned="1"/>
          <table:covered-table-cell table:style-name="ce705" table:content-validation-name="val80"/>
          <table:covered-table-cell table:style-name="ce705" table:content-validation-name="val81"/>
          <table:table-cell table:style-name="ce697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73" table:number-columns-spanned="3" table:number-rows-spanned="1"/>
          <table:covered-table-cell table:style-name="ce773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685" table:content-validation-name="val75" table:number-columns-spanned="3" table:number-rows-spanned="1"/>
          <table:covered-table-cell table:style-name="ce706" table:content-validation-name="val80"/>
          <table:covered-table-cell table:style-name="ce706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7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04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5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689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9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80" table:number-columns-spanned="5" table:number-rows-spanned="1"/>
          <table:covered-table-cell table:number-columns-repeated="4" table:style-name="ce209"/>
          <table:table-cell table:style-name="ce209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04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5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8" table:content-validation-name="val93" table:number-columns-spanned="2" table:number-rows-spanned="1"/>
          <table:covered-table-cell table:style-name="ce778" table:content-validation-name="val93"/>
          <table:table-cell table:style-name="ce773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68"/>
          <table:covered-table-cell table:style-name="ce484"/>
          <table:table-cell table:style-name="Default"/>
        </table:table-row>
        <table:table-row table:style-name="ro7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78" table:content-validation-name="val94" table:number-columns-spanned="2" table:number-rows-spanned="1"/>
          <table:covered-table-cell table:style-name="ce778" table:content-validation-name="val94"/>
          <table:table-cell table:style-name="ce773"/>
          <table:table-cell table:style-name="Default"/>
        </table:table-row>
        <table:table-row table:style-name="ro2">
          <table:table-cell table:style-name="ce68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06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7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9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97"/>
          <table:covered-table-cell table:style-name="ce409"/>
          <table:table-cell table:style-name="ce697" table:content-validation-name="val88" office:value-type="string" calcext:value-type="string">
            <text:p>alap</text:p>
          </table:table-cell>
          <table:table-cell table:style-name="ce7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94"/>
          <table:covered-table-cell table:style-name="ce399"/>
          <table:table-cell table:style-name="ce697" table:content-validation-name="val89" office:value-type="string" calcext:value-type="string">
            <text:p>alap</text:p>
          </table:table-cell>
          <table:table-cell table:style-name="ce7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9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0" table:default-cell-style-name="ce904"/>
        <table:table-column table:style-name="co51" table:default-cell-style-name="ce904"/>
        <table:table-column table:style-name="co52" table:default-cell-style-name="ce904"/>
        <table:table-column table:style-name="co58" table:default-cell-style-name="ce904"/>
        <table:table-column table:style-name="co59" table:default-cell-style-name="ce904"/>
        <table:table-column table:style-name="co60" table:default-cell-style-name="ce904"/>
        <table:table-column table:style-name="co59" table:number-columns-repeated="3" table:default-cell-style-name="ce904"/>
        <table:table-column table:style-name="co61" table:default-cell-style-name="ce904"/>
        <table:table-column table:style-name="co14" table:default-cell-style-name="ce904"/>
        <table:table-column table:style-name="co62" table:default-cell-style-name="ce904"/>
        <table:table-column table:style-name="co63" table:default-cell-style-name="ce904"/>
        <table:table-column table:style-name="co64" table:default-cell-style-name="ce904"/>
        <table:table-column table:style-name="co65" table:default-cell-style-name="ce904"/>
        <table:table-column table:style-name="co66" table:default-cell-style-name="ce894"/>
        <table:table-column table:style-name="co84" table:default-cell-style-name="ce909"/>
        <table:table-column table:style-name="co37" table:default-cell-style-name="ce904"/>
        <table:table-column table:style-name="co37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10"/>
          <table:covered-table-cell table:number-columns-repeated="5" table:style-name="ce916"/>
          <table:covered-table-cell table:number-columns-repeated="2" table:style-name="ce810"/>
          <table:table-cell table:style-name="ce81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2">
          <table:table-cell table:style-name="ce810"/>
          <table:table-cell table:style-name="ce810" table:number-columns-spanned="6" table:number-rows-spanned="1"/>
          <table:covered-table-cell table:number-columns-repeated="5" table:style-name="ce810"/>
          <table:table-cell table:style-name="ce810" table:number-columns-repeated="3"/>
          <table:table-cell table:style-name="ce951" table:number-columns-spanned="5" table:number-rows-spanned="1"/>
          <table:covered-table-cell table:number-columns-repeated="3" table:style-name="ce810"/>
          <table:covered-table-cell table:style-name="ce1168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5">
          <table:table-cell table:style-name="ce431"/>
          <table:table-cell table:style-name="ce91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1" table:content-validation-name="val134" office:value-type="string" calcext:value-type="string">
            <text:p>Módosítók</text:p>
          </table:table-cell>
          <table:table-cell table:style-name="ce911" table:content-validation-name="val141" office:value-type="string" calcext:value-type="string">
            <text:p>Összesen</text:p>
          </table:table-cell>
          <table:table-cell table:style-name="ce810"/>
          <table:table-cell table:style-name="ce1068" office:value-type="string" calcext:value-type="string" table:number-columns-spanned="2" table:number-rows-spanned="1">
            <text:p>Összesen felvett HM:</text:p>
          </table:table-cell>
          <table:covered-table-cell table:style-name="ce810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10"/>
          <table:table-cell table:style-name="ce952" office:value-type="string" calcext:value-type="string">
            <text:p>Távolság (m)</text:p>
          </table:table-cell>
          <table:table-cell table:style-name="ce115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1018" table:content-validation-name="val123" office:value-type="float" office:value="10" calcext:value-type="float">
            <text:p>10</text:p>
          </table:table-cell>
          <table:table-cell table:style-name="ce1018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10" table:content-validation-name="val142" table:formula="of:=[.C4]+[.D4]" office:value-type="float" office:value="15" calcext:value-type="float">
            <text:p>15</text:p>
          </table:table-cell>
          <table:table-cell table:style-name="ce810"/>
          <table:table-cell table:style-name="ce1068" office:value-type="string" calcext:value-type="string" table:number-columns-spanned="2" table:number-rows-spanned="1">
            <text:p>Max felvehető HM:</text:p>
          </table:table-cell>
          <table:covered-table-cell table:style-name="ce810"/>
          <table:table-cell table:style-name="ce125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10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1018" table:content-validation-name="val123" office:value-type="float" office:value="20" calcext:value-type="float">
            <text:p>20</text:p>
          </table:table-cell>
          <table:table-cell table:style-name="ce1018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10" table:content-validation-name="val143" table:formula="of:=[.C5]+[.B5]+[.D5]" office:value-type="float" office:value="20" calcext:value-type="float">
            <text:p>20</text:p>
          </table:table-cell>
          <table:table-cell table:style-name="ce810" table:number-columns-repeated="5"/>
          <table:table-cell table:style-name="ce960"/>
          <table:table-cell table:style-name="ce9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1018" table:content-validation-name="val123" office:value-type="float" office:value="120" calcext:value-type="float">
            <text:p>120</text:p>
          </table:table-cell>
          <table:table-cell table:style-name="ce1018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10" table:content-validation-name="val144" table:formula="of:=[.C6]+[.B6]+[.D6]" office:value-type="float" office:value="120" calcext:value-type="float">
            <text:p>120</text:p>
          </table:table-cell>
          <table:table-cell table:style-name="ce81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5">
          <table:table-cell table:style-name="ce810" table:number-columns-repeated="6"/>
          <table:table-cell table:style-name="ce1068" office:value-type="string" calcext:value-type="string" table:number-columns-spanned="2" table:number-rows-spanned="1">
            <text:p>Össz felvett CM:</text:p>
          </table:table-cell>
          <table:covered-table-cell table:style-name="ce810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81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88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1018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6" calcext:value-type="float">
            <text:p>6</text:p>
          </table:table-cell>
          <table:table-cell table:style-name="ce1110" table:content-validation-name="val145" table:formula="of:=[.C8]+[.B8]+[.D8]" office:value-type="float" office:value="-24" calcext:value-type="float">
            <text:p>-24</text:p>
          </table:table-cell>
          <table:table-cell table:style-name="ce810"/>
          <table:table-cell table:style-name="ce1068" office:value-type="string" calcext:value-type="string" table:number-columns-spanned="2" table:number-rows-spanned="1">
            <text:p>Max felvehető CM:</text:p>
          </table:table-cell>
          <table:covered-table-cell table:style-name="ce810"/>
          <table:table-cell table:style-name="ce1252" table:content-validation-name="val171" table:formula="of:=[Data.C22]*[Alapértékek.$D$8]" office:value-type="float" office:value="20" calcext:value-type="float">
            <text:p>20 HM</text:p>
          </table:table-cell>
          <table:table-cell table:style-name="ce81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810" table:number-columns-spanned="9" table:number-rows-spanned="1"/>
          <table:covered-table-cell table:number-columns-repeated="5" table:style-name="ce916"/>
          <table:covered-table-cell table:number-columns-repeated="3" table:style-name="ce810"/>
          <table:table-cell table:style-name="ce81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90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37" calcext:value-type="float">
            <text:p>337</text:p>
          </table:table-cell>
          <table:table-cell table:style-name="ce810"/>
          <table:table-cell table:style-name="ce1068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810"/>
          <table:table-cell table:style-name="ce1068" office:value-type="string" calcext:value-type="string" table:number-columns-spanned="2" table:number-rows-spanned="1">
            <text:p>Átlag HM</text:p>
          </table:table-cell>
          <table:covered-table-cell table:style-name="ce810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1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815"/>
          <table:table-cell table:style-name="ce815" table:number-columns-spanned="6" table:number-rows-spanned="1"/>
          <table:covered-table-cell table:number-columns-repeated="5" table:style-name="ce815"/>
          <table:table-cell table:style-name="ce81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88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15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10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9" table:content-validation-name="val125" office:value-type="string" calcext:value-type="string">
            <text:p>Szint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/CÉ</text:p>
          </table:table-cell>
          <table:table-cell table:style-name="ce1019" office:value-type="string" calcext:value-type="string">
            <text:p>VÉ</text:p>
          </table:table-cell>
          <table:table-cell table:style-name="ce1019" table:content-validation-name="val157" office:value-type="string" calcext:value-type="string">
            <text:p>Harckeret</text:p>
          </table:table-cell>
          <table:table-cell table:style-name="ce101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90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1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1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1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90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18"/>
          <table:covered-table-cell table:style-name="ce676"/>
          <table:table-cell table:style-name="ce1014"/>
          <table:table-cell table:style-name="Default" table:number-columns-repeated="2"/>
          <table:table-cell table:style-name="ce8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1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18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1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1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1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0"/>
          <table:table-cell table:style-name="ce81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10"/>
          <table:table-cell table:number-columns-repeated="238"/>
        </table:table-row>
        <table:table-row table:style-name="ro36">
          <table:table-cell table:style-name="ce815" table:number-columns-spanned="9" table:number-rows-spanned="1"/>
          <table:covered-table-cell table:number-columns-repeated="7" table:style-name="ce815"/>
          <table:covered-table-cell table:style-name="ce1259"/>
          <table:table-cell table:style-name="ce81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1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2" table:content-validation-name="val97" office:value-type="string" calcext:value-type="string">
            <text:p>Távolsági fegyver</text:p>
          </table:table-cell>
          <table:table-cell table:style-name="ce923" table:content-validation-name="val5" office:value-type="string" calcext:value-type="string">
            <text:p>Sebesség</text:p>
          </table:table-cell>
          <table:table-cell table:style-name="ce1021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33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1023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33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1023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5"/>
          <table:covered-table-cell table:number-columns-repeated="5" table:style-name="ce580"/>
          <table:covered-table-cell table:style-name="ce925"/>
          <table:covered-table-cell table:style-name="ce118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0"/>
          <table:table-cell table:number-columns-repeated="238"/>
        </table:table-row>
        <table:table-row table:style-name="ro2">
          <table:table-cell table:style-name="ce832" table:content-validation-name="val5" office:value-type="string" calcext:value-type="string">
            <text:p>Fegyver</text:p>
          </table:table-cell>
          <table:table-cell table:style-name="ce923" table:content-validation-name="val5" office:value-type="string" calcext:value-type="string">
            <text:p>Sebesség</text:p>
          </table:table-cell>
          <table:table-cell table:style-name="ce1021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20"/>
          <table:table-cell table:style-name="ce815"/>
          <table:table-cell table:style-name="ce840"/>
          <table:table-cell/>
          <table:table-cell table:style-name="Default" table:number-columns-repeated="5"/>
          <table:table-cell table:style-name="ce810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83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102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836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3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36" table:number-columns-spanned="2" table:number-rows-spanned="1"/>
          <table:covered-table-cell table:style-name="ce836"/>
          <table:table-cell table:style-name="ce969"/>
          <table:table-cell table:style-name="Default" table:number-columns-repeated="3"/>
          <table:table-cell/>
          <table:table-cell table:style-name="ce916" table:number-columns-repeated="2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6"/>
          <table:covered-table-cell/>
          <table:covered-table-cell table:style-name="ce810"/>
          <table:covered-table-cell table:style-name="ce794"/>
          <table:table-cell table:style-name="ce810"/>
          <table:table-cell table:style-name="Default" table:number-columns-repeated="3"/>
          <table:table-cell table:style-name="ce810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0"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9">
          <table:table-cell table:style-name="ce557" table:content-validation-name="val101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925" table:content-validation-name="val112"/>
          <table:table-cell table:style-name="ce923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1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0"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19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1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0"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1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0"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81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0"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81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81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Default" table:number-columns-repeated="8"/>
          <table:table-cell table:style-name="ce810"/>
          <table:table-cell table:number-columns-repeated="238"/>
        </table:table-row>
        <table:table-row table:style-name="ro37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81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1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37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1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9"/>
          <table:table-cell table:style-name="ce81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1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0"/>
          <table:table-cell/>
          <table:table-cell table:style-name="Default" table:number-columns-repeated="6"/>
          <table:table-cell table:number-columns-repeated="239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1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5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59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1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5"/>
          <table:table-cell table:style-name="ce1119" table:content-validation-name="val130" office:value-type="string" calcext:value-type="string">
            <text:p>Tám/kör</text:p>
          </table:table-cell>
          <table:table-cell table:style-name="ce1119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1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60" table:content-validation-name="val104" office:value-type="string" calcext:value-type="string">
            <text:p><text:s text:c="3"/>Elsődleges fegyver</text:p>
          </table:table-cell>
          <table:table-cell table:style-name="ce976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5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60" table:content-validation-name="val104" office:value-type="string" calcext:value-type="string">
            <text:p><text:s text:c="3"/>Másodlagos fegyver</text:p>
          </table:table-cell>
          <table:table-cell table:style-name="ce976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37" office:value-type="string" calcext:value-type="string">
            <text:p>KÉ</text:p>
          </table:table-cell>
          <table:table-cell table:style-name="ce1500" office:value-type="string" calcext:value-type="string">
            <text:p>TÉ</text:p>
          </table:table-cell>
          <table:table-cell table:style-name="ce150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0" table:number-columns-repeated="2"/>
          <table:table-cell table:style-name="ce633"/>
          <table:table-cell table:style-name="ce920"/>
          <table:table-cell table:style-name="ce633" table:number-columns-repeated="3"/>
          <table:table-cell table:style-name="ce1278"/>
          <table:table-cell table:style-name="ce815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1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4"/>
          <table:table-cell table:style-name="ce1054"/>
          <table:table-cell table:style-name="ce1122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22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1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1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1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5" table:number-columns-spanned="2" table:number-rows-spanned="1"/>
          <table:covered-table-cell table:style-name="ce98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37" office:value-type="string" calcext:value-type="string">
            <text:p>KÉ</text:p>
          </table:table-cell>
          <table:table-cell table:style-name="ce1500" office:value-type="string" calcext:value-type="string">
            <text:p>TÉ</text:p>
          </table:table-cell>
          <table:table-cell table:style-name="ce150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1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37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0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0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055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0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05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05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05" table:content-validation-name="val185" table:formula="of:=IF([.$B$57]&gt;0;[.O$64];0)" office:value-type="float" office:value="0" calcext:value-type="float">
            <text:p>0</text:p>
          </table:table-cell>
          <table:table-cell table:style-name="ce150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8"/>
          <table:table-cell table:style-name="ce81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5" office:value-type="string" calcext:value-type="string">
            <text:p>Szúró</text:p>
          </table:table-cell>
          <table:table-cell table:style-name="ce105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9" table:content-validation-name="val122" table:number-columns-spanned="2" table:number-rows-spanned="1"/>
          <table:covered-table-cell table:style-name="ce999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1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74"/>
          <table:table-cell table:style-name="ce721"/>
          <table:table-cell table:style-name="ce815" table:number-columns-repeated="2"/>
          <table:table-cell table:number-columns-repeated="3"/>
          <table:table-cell table:style-name="ce815"/>
          <table:table-cell table:style-name="ce1259"/>
          <table:table-cell table:style-name="ce81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0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1049"/>
          <table:table-cell table:style-name="ce1101" table:number-columns-repeated="2"/>
          <table:table-cell table:style-name="ce1056"/>
          <table:table-cell table:style-name="ce810" table:number-columns-repeated="2"/>
          <table:table-cell table:style-name="Default" table:number-columns-repeated="3"/>
          <table:table-cell table:style-name="ce810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1049"/>
          <table:table-cell table:style-name="ce1101"/>
          <table:table-cell table:style-name="ce956"/>
          <table:table-cell table:style-name="ce1057"/>
          <table:table-cell table:style-name="ce810" table:number-columns-repeated="2"/>
          <table:table-cell table:style-name="Default" table:number-columns-repeated="3"/>
          <table:table-cell table:style-name="ce810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826"/>
          <table:table-cell table:style-name="ce893"/>
          <table:table-cell table:style-name="ce963"/>
          <table:table-cell table:style-name="ce1058"/>
          <table:table-cell table:style-name="ce810" table:number-columns-repeated="2"/>
          <table:table-cell table:style-name="Default" table:number-columns-repeated="3"/>
          <table:table-cell table:style-name="ce810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828"/>
          <table:table-cell table:style-name="ce899"/>
          <table:table-cell table:style-name="ce965"/>
          <table:table-cell table:style-name="ce1059"/>
          <table:table-cell table:style-name="ce810" table:number-columns-repeated="6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829"/>
          <table:table-cell table:style-name="ce901"/>
          <table:table-cell table:style-name="ce972"/>
          <table:table-cell table:style-name="ce1060"/>
          <table:table-cell table:style-name="ce810" table:number-columns-repeated="6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810" table:number-columns-repeated="6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810" table:number-columns-repeated="6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7" calcext:value-type="float">
            <text:p>-7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17" calcext:value-type="float">
            <text:p>-17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27" calcext:value-type="float">
            <text:p>-27</text:p>
          </table:table-cell>
          <table:table-cell table:style-name="ce810" table:number-columns-repeated="6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10" table:number-columns-repeated="3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810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10" table:number-columns-repeated="3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10" table:number-columns-repeated="10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 table:number-rows-repeated="65463">
          <table:table-cell table:style-name="ce810" table:number-columns-repeated="15"/>
          <table:table-cell table:style-name="ce916"/>
          <table:table-cell table:style-name="ce633"/>
          <table:table-cell table:style-name="ce810"/>
          <table:table-cell table:number-columns-repeated="238"/>
        </table:table-row>
        <table:table-row table:style-name="ro2" table:number-rows-repeated="9">
          <table:table-cell table:style-name="ce810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1"/>
        <table:table-column table:style-name="co86" table:default-cell-style-name="ce311"/>
        <table:table-column table:style-name="co87" table:default-cell-style-name="ce311"/>
        <table:table-column table:style-name="co88" table:default-cell-style-name="ce311"/>
        <table:table-column table:style-name="co89" table:default-cell-style-name="ce311"/>
        <table:table-column table:style-name="co90" table:default-cell-style-name="ce311"/>
        <table:table-column table:style-name="co91" table:default-cell-style-name="ce1629"/>
        <table:table-column table:style-name="co92" table:default-cell-style-name="ce311"/>
        <table:table-column table:style-name="co93" table:default-cell-style-name="ce311"/>
        <table:table-column table:style-name="co94" table:number-columns-repeated="4" table:default-cell-style-name="ce311"/>
        <table:table-column table:style-name="co95" table:default-cell-style-name="ce616"/>
        <table:table-column table:style-name="co96" table:default-cell-style-name="ce311"/>
        <table:table-column table:style-name="co37" table:number-columns-repeated="2" table:default-cell-style-name="ce31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7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265" table:content-validation-name="val199" office:value-type="string" calcext:value-type="string">
            <text:p>Af + Önuralom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70" table:formula="of:=[.$L$2]+[$Alapértékek.$C$24]" office:value-type="float" office:value="8" calcext:value-type="float">
            <text:p>8 +k10 ↓</text:p>
          </table:table-cell>
          <table:table-cell table:style-name="ce1281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13" calcext:value-type="float" table:number-columns-spanned="2" table:number-rows-spanned="1">
            <text:p>13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77" table:content-validation-name="val200" office:value-type="string" calcext:value-type="string">
            <text:p>Af Próba Nehézség</text:p>
          </table:table-cell>
          <table:table-cell table:style-name="ce1223" table:content-validation-name="val200" office:value-type="string" calcext:value-type="string">
            <text:p>AuraErő</text:p>
          </table:table-cell>
          <table:table-cell table:number-columns-repeated="240"/>
        </table:table-row>
        <table:table-row table:style-name="ro4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7"/>
          <table:covered-table-cell table:style-name="ce1147" table:content-validation-name="val110"/>
          <table:covered-table-cell table:style-name="ce1587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3" calcext:value-type="float">
            <text:p>3 →</text:p>
          </table:table-cell>
          <table:table-cell table:style-name="ce1225" table:content-validation-name="val201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4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0"/>
          <table:covered-table-cell table:style-name="ce1588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0"/>
          <table:covered-table-cell table:style-name="ce1588" table:content-validation-name="val110"/>
          <table:table-cell/>
          <table:table-cell table:style-name="ce1224" table:content-validation-name="val201" office:value-type="float" office:value="6" calcext:value-type="float">
            <text:p>6 →</text:p>
          </table:table-cell>
          <table:table-cell table:style-name="ce1225" table:content-validation-name="val201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224" table:content-validation-name="val201" office:value-type="float" office:value="9" calcext:value-type="float">
            <text:p>9 →</text:p>
          </table:table-cell>
          <table:table-cell table:style-name="ce1225" table:content-validation-name="val201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0" calcext:value-type="float">
            <text:p>0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224" table:content-validation-name="val201" office:value-type="float" office:value="12" calcext:value-type="float">
            <text:p>12 →</text:p>
          </table:table-cell>
          <table:table-cell table:style-name="ce1225" table:content-validation-name="val201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15" calcext:value-type="float">
            <text:p>15 →</text:p>
          </table:table-cell>
          <table:table-cell table:style-name="ce1225" table:content-validation-name="val201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41">
          <table:table-cell table:style-name="ce1557" table:content-validation-name="val186" table:number-columns-spanned="4" table:number-rows-spanned="1"/>
          <table:covered-table-cell table:style-name="ce1575" table:content-validation-name="val191"/>
          <table:covered-table-cell table:style-name="ce377" table:content-validation-name="val191"/>
          <table:covered-table-cell table:style-name="ce520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224" table:content-validation-name="val201" office:value-type="float" office:value="18" calcext:value-type="float">
            <text:p>18 →</text:p>
          </table:table-cell>
          <table:table-cell table:style-name="ce1225" table:content-validation-name="val201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558" table:content-validation-name="val187" table:number-columns-spanned="4" table:number-rows-spanned="1"/>
          <table:covered-table-cell table:style-name="ce1576" table:content-validation-name="val191"/>
          <table:covered-table-cell table:style-name="ce1583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224" table:content-validation-name="val201" office:value-type="float" office:value="21" calcext:value-type="float">
            <text:p>21 →</text:p>
          </table:table-cell>
          <table:table-cell table:style-name="ce1225" table:content-validation-name="val201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24" calcext:value-type="float">
            <text:p>24 →</text:p>
          </table:table-cell>
          <table:table-cell table:style-name="ce1225" table:content-validation-name="val201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27" calcext:value-type="float">
            <text:p>27 →</text:p>
          </table:table-cell>
          <table:table-cell table:style-name="ce1225" table:content-validation-name="val201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30" calcext:value-type="float">
            <text:p>30 →</text:p>
          </table:table-cell>
          <table:table-cell table:style-name="ce1225" table:content-validation-name="val201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Erő</text:p>
          </table:table-cell>
          <table:table-cell table:style-name="ce1501" table:content-validation-name="val202" table:formula="of:=IFNA([Data.$C$76]+VLOOKUP(([.$O$3]+1); auraero; 2; 1); 0)" office:value-type="float" office:value="30" calcext:value-type="float">
            <text:p>30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5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5"/>
          <table:covered-table-cell table:style-name="ce377" table:content-validation-name="val8"/>
          <table:covered-table-cell table:style-name="ce520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55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5"/>
          <table:covered-table-cell table:style-name="ce377" table:content-validation-name="val8"/>
          <table:covered-table-cell table:style-name="ce520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55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5"/>
          <table:covered-table-cell table:style-name="ce377" table:content-validation-name="val8"/>
          <table:covered-table-cell table:style-name="ce520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5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76"/>
          <table:covered-table-cell table:style-name="ce1583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5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5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5"/>
        <table:table-column table:style-name="co54" table:default-cell-style-name="ce311"/>
        <table:table-column table:style-name="co37" table:number-columns-repeated="4" table:default-cell-style-name="ce311"/>
        <table:table-column table:style-name="co55" table:default-cell-style-name="ce311"/>
        <table:table-column table:style-name="co56" table:default-cell-style-name="ce311"/>
        <table:table-column table:style-name="co37" table:number-columns-repeated="6" table:default-cell-style-name="ce311"/>
        <table:table-column table:style-name="co57" table:default-cell-style-name="ce311"/>
        <table:table-column table:style-name="co37" table:number-columns-repeated="241" table:default-cell-style-name="ce311"/>
        <table:table-column table:style-name="co14" table:number-columns-repeated="16128" table:default-cell-style-name="ce311"/>
        <table:table-row table:style-name="ro7">
          <table:table-cell table:style-name="ce168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92"/>
          <table:table-cell table:style-name="ce1699" office:value-type="string" calcext:value-type="string">
            <text:p>Fegyver</text:p>
          </table:table-cell>
          <table:table-cell table:style-name="ce1721" office:value-type="string" calcext:value-type="string">
            <text:p>Típus</text:p>
          </table:table-cell>
          <table:table-cell table:style-name="ce1699" office:value-type="string" calcext:value-type="string">
            <text:p>SP</text:p>
          </table:table-cell>
          <table:table-cell table:style-name="ce1818" office:value-type="string" calcext:value-type="string">
            <text:p>Sebzés módja</text:p>
          </table:table-cell>
          <table:table-cell table:style-name="ce1824" office:value-type="string" calcext:value-type="string">
            <text:p>Átütés</text:p>
          </table:table-cell>
          <table:table-cell table:style-name="ce1824" office:value-type="string" calcext:value-type="string">
            <text:p>Íves</text:p>
          </table:table-cell>
          <table:table-cell table:style-name="ce1836" office:value-type="string" calcext:value-type="string">
            <text:p>1,5 kezes</text:p>
          </table:table-cell>
          <table:table-cell table:style-name="ce1824" office:value-type="string" calcext:value-type="string">
            <text:p>Pengehossz</text:p>
          </table:table-cell>
          <table:table-cell table:style-name="ce1824" office:value-type="string" calcext:value-type="string">
            <text:p>KÉ</text:p>
          </table:table-cell>
          <table:table-cell table:style-name="ce1824" office:value-type="string" calcext:value-type="string">
            <text:p>TÉ</text:p>
          </table:table-cell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Sebesség</text:p>
          </table:table-cell>
          <table:table-cell table:style-name="ce1721" office:value-type="string" calcext:value-type="string">
            <text:p>Harcmodor</text:p>
          </table:table-cell>
          <table:table-cell table:style-name="ce1921" office:value-type="string" calcext:value-type="string">
            <text:p>Megjegyzés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693" office:value-type="string" calcext:value-type="string">
            <text:p>Közelharci fegyverek</text:p>
          </table:table-cell>
          <table:table-cell table:style-name="ce1700" office:value-type="string" calcext:value-type="string">
            <text:p><text:s/>__</text:p>
          </table:table-cell>
          <table:table-cell table:style-name="ce1722"/>
          <table:table-cell table:number-columns-repeated="3" table:style-name="ce1722" office:value-type="string" calcext:value-type="string">
            <text:p>N/A</text:p>
          </table:table-cell>
          <table:table-cell table:style-name="ce1700"/>
          <table:table-cell table:style-name="ce1838"/>
          <table:table-cell table:number-columns-repeated="5" table:style-name="ce1722" office:value-type="string" calcext:value-type="string">
            <text:p>N/A</text:p>
          </table:table-cell>
          <table:table-cell table:style-name="ce1700" table:number-columns-repeated="2"/>
          <table:table-cell table:style-name="ce1976" table:number-columns-repeated="241"/>
          <table:table-cell table:number-columns-repeated="16128"/>
        </table:table-row>
        <table:table-row table:style-name="ro17">
          <table:table-cell/>
          <table:table-cell table:style-name="ce1701" office:value-type="string" calcext:value-type="string">
            <text:p>Puszta kéz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-5" calcext:value-type="float">
            <text:p>-5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39"/>
          <table:table-cell table:style-name="ce1847" office:value-type="float" office:value="0" calcext:value-type="float">
            <text:p>0</text:p>
          </table:table-cell>
          <table:table-cell table:number-columns-repeated="3" table:style-name="ce1723" office:value-type="float" office:value="-10" calcext:value-type="float">
            <text:p>-10</text:p>
          </table:table-cell>
          <table:table-cell table:style-name="ce1723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Tő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92"/>
          <table:table-cell table:style-name="ce1703" office:value-type="string" calcext:value-type="string">
            <text:p>Béltépő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Dzsambi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Garott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string" calcext:value-type="string">
            <text:p>spec.</text:p>
          </table:table-cell>
          <table:table-cell table:number-columns-repeated="3"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-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3" office:value-type="string" calcext:value-type="string">
            <text:p>Krisz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Levéltőr</text:p>
          </table:table-cell>
          <table:table-cell table:style-name="ce1724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/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24" office:value-type="float" office:value="0" calcext:value-type="float">
            <text:p>0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4" calcext:value-type="float">
            <text:p>4</text:p>
          </table:table-cell>
          <table:table-cell table:number-columns-repeated="2"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Markolatgomb</text:p>
          </table:table-cell>
          <table:table-cell table:style-name="ce1724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802" office:value-type="float" office:value="0" calcext:value-type="float">
            <text:p>0</text:p>
          </table:table-cell>
          <table:table-cell table:number-columns-repeated="3" table:style-name="ce1802" office:value-type="float" office:value="-7" calcext:value-type="float">
            <text:p>-7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Méregfog</text:p>
          </table:table-cell>
          <table:table-cell table:style-name="ce1724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24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number-columns-repeated="2" table:style-name="ce1802" office:value-type="float" office:value="3" calcext:value-type="float">
            <text:p>3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Pugos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Ramier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3" calcext:value-type="float">
            <text:p>3</text:p>
          </table:table-cell>
          <table:table-cell table:number-columns-repeated="3"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03" office:value-type="string" calcext:value-type="string">
            <text:p>Tőr, hárít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72">Nagyon</text:span><text:span text:style-name="T7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Tőr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Tőr, ököl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2">
          <table:table-cell table:style-name="ce1694"/>
          <table:table-cell table:style-name="ce1705" office:value-type="string" calcext:value-type="string">
            <text:p>Tőr, páncélszúró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string" calcext:value-type="string">
            <text:p>S</text:p>
          </table:table-cell>
          <table:table-cell table:style-name="ce1825" office:value-type="string" calcext:value-type="string">
            <text:p>5+Erő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3" office:value-type="string" calcext:value-type="string">
            <text:p>Tőr, Sla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1">
          <table:table-cell table:style-name="ce1695"/>
          <table:table-cell table:style-name="ce1707" office:value-type="string" calcext:value-type="string">
            <text:p>Vasököl / páncélkesztyű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Z</text:p>
          </table:table-cell>
          <table:table-cell table:style-name="ce1828" office:value-type="float" office:value="0" calcext:value-type="float">
            <text:p>0</text:p>
          </table:table-cell>
          <table:table-cell table:style-name="ce1745" office:value-type="float" office:value="0" calcext:value-type="float">
            <text:p>0</text:p>
          </table:table-cell>
          <table:table-cell table:style-name="ce1842"/>
          <table:table-cell table:style-name="ce1745" office:value-type="float" office:value="0" calcext:value-type="float">
            <text:p>0</text:p>
          </table:table-cell>
          <table:table-cell table:number-columns-repeated="3" table:style-name="ce1745" office:value-type="float" office:value="-7" calcext:value-type="float">
            <text:p>-7</text:p>
          </table:table-cell>
          <table:table-cell table:style-name="ce1745" office:value-type="float" office:value="5" calcext:value-type="float">
            <text:p>5</text:p>
          </table:table-cell>
          <table:table-cell table:style-name="ce1914" office:value-type="string" calcext:value-type="string">
            <text:p>közelharc</text:p>
          </table:table-cell>
          <table:table-cell table:style-name="ce1932" office:value-type="string" calcext:value-type="string">
            <text:p>Erőbónusz: 0 feletti rész 1:1-ben számít be.</text:p>
          </table:table-cell>
          <table:table-cell table:style-name="ce403" table:number-columns-repeated="241"/>
          <table:table-cell table:number-columns-repeated="16128"/>
        </table:table-row>
        <table:table-row table:style-name="ro19">
          <table:table-cell table:style-name="ce1693" office:value-type="string" calcext:value-type="string">
            <text:p>Kardvívó fegyverek</text:p>
          </table:table-cell>
          <table:table-cell table:style-name="ce1701" office:value-type="string" calcext:value-type="string">
            <text:p>Kard, dzsenn szably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39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8" calcext:value-type="float">
            <text:p>8</text:p>
          </table:table-cell>
          <table:table-cell table:number-columns-repeated="2" table:style-name="ce1723" office:value-type="float" office:value="15" calcext:value-type="float">
            <text:p>15</text:p>
          </table:table-cell>
          <table:table-cell table:style-name="ce1723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emreli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number-columns-repeated="2" table:style-name="ce1724" office:value-type="float" office:value="13" calcext:value-type="float">
            <text:p>13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/>
          <table:table-cell table:number-columns-repeated="16369"/>
        </table:table-row>
        <table:table-row table:style-name="ro20">
          <table:table-cell/>
          <table:table-cell table:style-name="ce1703" office:value-type="string" calcext:value-type="string">
            <text:p>Kard, fejvadász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7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3" office:value-type="string" calcext:value-type="string">
            <text:p>Kard, handzsá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hiequa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S/V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3" office:value-type="string" calcext:value-type="string">
            <text:p>Kard, hosszú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Kard, jatagá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3" office:value-type="string" calcext:value-type="string">
            <text:p>Ka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20" calcext:value-type="float">
            <text:p>20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khossa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3" office:value-type="string" calcext:value-type="string">
            <text:p>Kard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5" calcext:value-type="float">
            <text:p>5</text:p>
          </table:table-cell>
          <table:table-cell table:number-columns-repeated="2" table:style-name="ce1724" office:value-type="float" office:value="11" calcext:value-type="float">
            <text:p>11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3" office:value-type="string" calcext:value-type="string">
            <text:p>Kard, La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lovag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3" office:value-type="string" calcext:value-type="string">
            <text:p>Kard, másfél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.5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mester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.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4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03" office:value-type="string" calcext:value-type="string">
            <text:p>Kard, Pu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3" office:value-type="string" calcext:value-type="string">
            <text:p>Kard, Slan 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.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9" calcext:value-type="float">
            <text:p>19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Kard, Slan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1" calcext:value-type="float">
            <text:p>11</text:p>
          </table:table-cell>
          <table:table-cell table:number-columns-repeated="2" table:style-name="ce1724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3" office:value-type="string" calcext:value-type="string">
            <text:p>Kard, Slan csata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23" calcext:value-type="float">
            <text:p>23</text:p>
          </table:table-cell>
          <table:table-cell table:style-name="ce1724" office:value-type="float" office:value="17" calcext:value-type="float">
            <text:p>17</text:p>
          </table:table-cell>
          <table:table-cell table:style-name="ce1724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Kard, szably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94"/>
          <table:table-cell table:style-name="ce1705" office:value-type="string" calcext:value-type="string">
            <text:p>Mara-sequor 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20" calcext:value-type="float">
            <text:p>20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75">MK, KF</text:span><text:span text:style-name="T76">: Tradíció: Fejvadász – 9.szint, Spec: ⭕</text:span>TODO</text:p>
          </table:table-cell>
          <table:table-cell table:style-name="ce632" table:number-columns-repeated="241"/>
          <table:table-cell table:number-columns-repeated="16128"/>
        </table:table-row>
        <table:table-row table:style-name="ro5">
          <table:table-cell table:style-name="ce1694"/>
          <table:table-cell table:style-name="ce1705" office:value-type="string" calcext:value-type="string">
            <text:p>Meneth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75">KF</text:span><text:span text:style-name="T76">: Tradíció: Amund - 9.szint, Spec: ⭕TODO</text:span>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3" office:value-type="string" calcext:value-type="string">
            <text:p>Predoci egyeneskard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3" office:value-type="string" calcext:value-type="string">
            <text:p>Sequor 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6"/>
          <table:table-cell table:style-name="ce1708" office:value-type="string" calcext:value-type="string">
            <text:p>Tőrkar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7">+2</text:span></text:p>
            <text:p><text:span text:style-name="T16">- Zúzó fegyverek ellen VÉ büntetés: </text:span><text:span text:style-name="T77">-8 VÉ</text:span>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693" office:value-type="string" calcext:value-type="string">
            <text:p>Zúzó fegyverek</text:p>
          </table:table-cell>
          <table:table-cell table:style-name="ce1701" office:value-type="string" calcext:value-type="string">
            <text:p>Bot, rövid</text:p>
          </table:table-cell>
          <table:table-cell table:style-name="ce172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839"/>
          <table:table-cell table:style-name="ce172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ot, furkós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-1" calcext:value-type="float">
            <text:p>-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3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uzogá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96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2" calcext:value-type="float">
            <text:p>12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uzogá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20" calcext:value-type="float">
            <text:p>20</text:p>
          </table:table-cell>
          <table:table-cell table:number-columns-repeated="2" table:style-name="ce1742" office:value-type="float" office:value="8" calcext:value-type="float">
            <text:p>8</text:p>
          </table:table-cell>
          <table:table-cell table:style-name="ce1913" office:value-type="string" calcext:value-type="string">
            <text:p>zúzás</text:p>
          </table:table-cell>
          <table:table-cell table:style-name="ce19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uzogány, láncos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5" calcext:value-type="float">
            <text:p>15</text:p>
          </table:table-cell>
          <table:table-cell table:number-columns-repeated="2"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uzogány, shadleki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Buzogány, tollas</text:p>
          </table:table-cell>
          <table:table-cell table:style-name="ce1724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Csatabárd, egykeze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03" office:value-type="string" calcext:value-type="string">
            <text:p>Csatabá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1.5" calcext:value-type="float">
            <text:p>1.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8" calcext:value-type="float">
            <text:p>8</text:p>
          </table:table-cell>
          <table:table-cell table:style-name="ce1912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19">
          <table:table-cell/>
          <table:table-cell table:style-name="ce1703" office:value-type="string" calcext:value-type="string">
            <text:p>Csatacsákány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0.5" calcext:value-type="float">
            <text:p>0.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4" calcext:value-type="float">
            <text:p>1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7" calcext:value-type="float">
            <text:p>7</text:p>
          </table:table-cell>
          <table:table-cell table:style-name="ce1912" office:value-type="string" calcext:value-type="string">
            <text:p>zúzás</text:p>
          </table:table-cell>
          <table:table-cell table:style-name="ce193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6"/>
          <table:table-cell table:style-name="ce1708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number-columns-repeated="2"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693" office:value-type="string" calcext:value-type="string">
            <text:p>Lándzsavívó fegyverek</text:p>
          </table:table-cell>
          <table:table-cell table:style-name="ce1709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839"/>
          <table:table-cell table:style-name="ce1742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8" calcext:value-type="float">
            <text:p>8</text:p>
          </table:table-cell>
          <table:table-cell table:style-name="ce1913" office:value-type="string" calcext:value-type="string">
            <text:p>lándzsavívás</text:p>
          </table:table-cell>
          <table:table-cell table:style-name="ce1949" office:value-type="string" calcext:value-type="string">
            <text:p>Talán a legjobb a páncélok ellen</text:p>
          </table:table-cell>
          <table:table-cell table:style-name="ce632" table:number-columns-repeated="241"/>
          <table:table-cell table:number-columns-repeated="16128"/>
        </table:table-row>
        <table:table-row table:style-name="ro1">
          <table:table-cell table:style-name="ce1694"/>
          <table:table-cell table:style-name="ce1705" office:value-type="string" calcext:value-type="string">
            <text:p>Bot, hosszú</text:p>
          </table:table-cell>
          <table:table-cell table:style-name="ce1742" office:value-type="string" calcext:value-type="string">
            <text:p>kétkezes</text:p>
          </table:table-cell>
          <table:table-cell table:style-name="ce1811" office:value-type="float" office:value="1" calcext:value-type="float">
            <text:p>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24" calcext:value-type="float">
            <text:p>24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2">
          <table:table-cell table:style-name="ce1694"/>
          <table:table-cell table:style-name="ce1705" office:value-type="string" calcext:value-type="string">
            <text:p>Lándzs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number-columns-repeated="2" table:style-name="ce1742" office:value-type="float" office:value="32" calcext:value-type="float">
            <text:p>3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2">
          <table:table-cell table:style-name="ce1694"/>
          <table:table-cell table:style-name="ce1705" office:value-type="string" calcext:value-type="string">
            <text:p>Pik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8" calcext:value-type="float">
            <text:p>18</text:p>
          </table:table-cell>
          <table:table-cell table:number-columns-repeated="2" table:style-name="ce1742" office:value-type="float" office:value="40" calcext:value-type="float">
            <text:p>40</text:p>
          </table:table-cell>
          <table:table-cell table:style-name="ce1742" office:value-type="float" office:value="9" calcext:value-type="float">
            <text:p>9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 table:style-name="ce1694"/>
          <table:table-cell table:style-name="ce1705" office:value-type="string" calcext:value-type="string">
            <text:p>Szigo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24" office:value-type="float" office:value="2" calcext:value-type="float">
            <text:p>2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7" calcext:value-type="float">
            <text:p>7</text:p>
          </table:table-cell>
          <table:table-cell table:style-name="ce1913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">
          <table:table-cell table:style-name="ce1696"/>
          <table:table-cell table:style-name="ce1710" office:value-type="string" calcext:value-type="string">
            <text:p>Szigony, kétkezes</text:p>
          </table:table-cell>
          <table:table-cell table:style-name="ce1797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842"/>
          <table:table-cell table:style-name="ce1797" office:value-type="float" office:value="3" calcext:value-type="float">
            <text:p>3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22" calcext:value-type="float">
            <text:p>22</text:p>
          </table:table-cell>
          <table:table-cell table:style-name="ce1797" office:value-type="float" office:value="26" calcext:value-type="float">
            <text:p>26</text:p>
          </table:table-cell>
          <table:table-cell table:style-name="ce1797" office:value-type="float" office:value="8" calcext:value-type="float">
            <text:p>8</text:p>
          </table:table-cell>
          <table:table-cell table:style-name="ce1917" office:value-type="string" calcext:value-type="string">
            <text:p>lándzsavívás</text:p>
          </table:table-cell>
          <table:table-cell table:style-name="ce195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6"/>
          <table:table-cell table:number-columns-repeated="16370"/>
        </table:table-row>
        <table:table-row table:style-name="ro2">
          <table:table-cell table:style-name="ce1697"/>
          <table:table-cell table:style-name="ce1711" office:value-type="string" calcext:value-type="string">
            <text:p>Fegyver</text:p>
          </table:table-cell>
          <table:table-cell table:style-name="ce1800" office:value-type="string" calcext:value-type="string">
            <text:p>Forgatás módja</text:p>
          </table:table-cell>
          <table:table-cell table:style-name="ce1711" office:value-type="string" calcext:value-type="string">
            <text:p>SP</text:p>
          </table:table-cell>
          <table:table-cell table:style-name="ce1800" office:value-type="string" calcext:value-type="string">
            <text:p>Sebzés módja</text:p>
          </table:table-cell>
          <table:table-cell table:style-name="ce1711" office:value-type="string" calcext:value-type="string">
            <text:p>Átütés</text:p>
          </table:table-cell>
          <table:table-cell table:style-name="ce1711" table:number-columns-repeated="2"/>
          <table:table-cell table:style-name="ce1711" office:value-type="string" calcext:value-type="string">
            <text:p>Hatótáv</text:p>
          </table:table-cell>
          <table:table-cell table:style-name="ce1711" office:value-type="string" calcext:value-type="string">
            <text:p>KÉ</text:p>
          </table:table-cell>
          <table:table-cell table:style-name="ce1711" office:value-type="string" calcext:value-type="string">
            <text:p>CÉ</text:p>
          </table:table-cell>
          <table:table-cell table:style-name="ce1711" office:value-type="string" calcext:value-type="string">
            <text:p>Osztó</text:p>
          </table:table-cell>
          <table:table-cell table:style-name="ce1711" office:value-type="string" calcext:value-type="string">
            <text:p>Sebesség</text:p>
          </table:table-cell>
          <table:table-cell table:style-name="ce1711" office:value-type="string" calcext:value-type="string">
            <text:p>Harcmodor</text:p>
          </table:table-cell>
          <table:table-cell table:style-name="ce1711"/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93" office:value-type="string" calcext:value-type="string">
            <text:p>Hajítófegyverek</text:p>
          </table:table-cell>
          <table:table-cell table:style-name="ce1713" office:value-type="string" calcext:value-type="string">
            <text:p>Bola</text:p>
          </table:table-cell>
          <table:table-cell table:style-name="ce1713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number-columns-repeated="2" table:style-name="ce1813" office:value-type="float" office:value="2" calcext:value-type="float">
            <text:p>2</text:p>
          </table:table-cell>
          <table:table-cell table:style-name="ce1713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/>
          <table:table-cell table:number-columns-repeated="16369"/>
        </table:table-row>
        <table:table-row table:style-name="ro23">
          <table:table-cell table:style-name="ce1698"/>
          <table:table-cell table:style-name="ce1716" office:value-type="string" calcext:value-type="string">
            <text:p>Dárda</text:p>
          </table:table-cell>
          <table:table-cell table:style-name="ce1716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3" calcext:value-type="float">
            <text:p>3</text:p>
          </table:table-cell>
          <table:table-cell table:style-name="ce1831" table:number-columns-repeated="2"/>
          <table:table-cell table:style-name="ce1814" office:value-type="string" calcext:value-type="string">
            <text:p>5m + (Erő x 3)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3" calcext:value-type="float">
            <text:p>3</text:p>
          </table:table-cell>
          <table:table-cell table:style-name="ce1719" office:value-type="float" office:value="2" calcext:value-type="float">
            <text:p>2</text:p>
          </table:table-cell>
          <table:table-cell table:style-name="ce1906" office:value-type="float" office:value="7" calcext:value-type="float">
            <text:p>7</text:p>
          </table:table-cell>
          <table:table-cell table:style-name="ce1919" office:value-type="string" calcext:value-type="string">
            <text:p>hajítás</text:p>
          </table:table-cell>
          <table:table-cell table:style-name="ce1953" office:value-type="string" calcext:value-type="string">
            <text:p>Követelmény: Erő +0</text:p>
            <text:p><text:span text:style-name="T78">Maximális hatótávolsága: </text:span><text:span text:style-name="T79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9"/>
          <table:table-cell table:style-name="ce166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3" office:value-type="string" calcext:value-type="string">
            <text:p>Dobóháló</text:p>
          </table:table-cell>
          <table:table-cell table:style-name="ce1719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4m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Hajítóbárd</text:p>
          </table:table-cell>
          <table:table-cell table:style-name="ce1719" office:value-type="string" calcext:value-type="string">
            <text:p>egy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92"/>
          <table:table-cell table:style-name="ce1718" office:value-type="string" calcext:value-type="string">
            <text:p>Hajítótőr</text:p>
          </table:table-cell>
          <table:table-cell table:style-name="ce1716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15m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4" calcext:value-type="float">
            <text:p>4</text:p>
          </table:table-cell>
          <table:table-cell table:style-name="ce1718" office:value-type="float" office:value="2" calcext:value-type="float">
            <text:p>2</text:p>
          </table:table-cell>
          <table:table-cell table:style-name="ce1910" office:value-type="float" office:value="5" calcext:value-type="float">
            <text:p>5</text:p>
          </table:table-cell>
          <table:table-cell table:style-name="ce1920" office:value-type="string" calcext:value-type="string">
            <text:p>hajítás</text:p>
          </table:table-cell>
          <table:table-cell table:style-name="ce1969" office:value-type="string" calcext:value-type="string">
            <text:p><text:span text:style-name="T80">Automatikusan jár rá a</text:span></text:p>
            <text:p><text:span text:style-name="T80">Közeli lövés fortélynál leírt +10CÉ bónusz</text:span></text:p>
            <text:p><text:span text:style-name="T80">Ha a célpont Cellaszáma 1.</text:span></text:p>
            <text:p><text:span text:style-name="T8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kő</text:p>
          </table:table-cell>
          <table:table-cell table:style-name="ce1717" office:value-type="string" calcext:value-type="string">
            <text:p>egykezes</text:p>
          </table:table-cell>
          <table:table-cell table:style-name="ce1815" office:value-type="float" office:value="-10" calcext:value-type="float">
            <text:p>-10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7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8"/>
          <table:table-cell table:style-name="ce1719" office:value-type="string" calcext:value-type="string">
            <text:p>Lasszó</text:p>
          </table:table-cell>
          <table:table-cell table:style-name="ce1719" office:value-type="string" calcext:value-type="string">
            <text:p>egykezes</text:p>
          </table:table-cell>
          <table:table-cell table:number-columns-repeated="2" table:style-name="ce1814" office:value-type="string" calcext:value-type="string">
            <text:p>-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10m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1" office:value-type="string" calcext:value-type="string">
            <text:p>Sebesülés az esés következtében lehet.</text:p>
          </table:table-cell>
          <table:table-cell table:style-name="ce1669" table:number-columns-repeated="241"/>
          <table:table-cell table:number-columns-repeated="16128"/>
        </table:table-row>
        <table:table-row table:style-name="ro25">
          <table:table-cell/>
          <table:table-cell table:style-name="ce1719" office:value-type="string" calcext:value-type="string">
            <text:p>Parittya</text:p>
          </table:table-cell>
          <table:table-cell table:style-name="ce1719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70m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719" office:value-type="float" office:value="2" calcext:value-type="float">
            <text:p>2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Ramiera</text:p>
          </table:table-cell>
          <table:table-cell table:style-name="ce1717" office:value-type="string" calcext:value-type="string">
            <text:p>egykezes</text:p>
          </table:table-cell>
          <table:table-cell table:style-name="ce1815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0m</text:p>
          </table:table-cell>
          <table:table-cell table:style-name="ce1815" office:value-type="float" office:value="7" calcext:value-type="float">
            <text:p>7</text:p>
          </table:table-cell>
          <table:table-cell table:style-name="ce1815" office:value-type="float" office:value="1" calcext:value-type="float">
            <text:p>1</text:p>
          </table:table-cell>
          <table:table-cell table:style-name="ce1717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Slan csillag</text:p>
          </table:table-cell>
          <table:table-cell table:style-name="ce1717" office:value-type="string" calcext:value-type="string">
            <text:p>egykezes</text:p>
          </table:table-cell>
          <table:table-cell table:style-name="ce1815" office:value-type="float" office:value="-5" calcext:value-type="float">
            <text:p>-5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3" calcext:value-type="float">
            <text:p>3</text:p>
          </table:table-cell>
          <table:table-cell table:style-name="ce1717" office:value-type="float" office:value="1" calcext:value-type="float">
            <text:p>1</text:p>
          </table:table-cell>
          <table:table-cell table:style-name="ce1908" office:value-type="float" office:value="4" calcext:value-type="float">
            <text:p>4</text:p>
          </table:table-cell>
          <table:table-cell table:style-name="ce1912" office:value-type="string" calcext:value-type="string">
            <text:p>hajítás</text:p>
          </table:table-cell>
          <table:table-cell table:style-name="ce1970"/>
          <table:table-cell table:number-columns-repeated="16369"/>
        </table:table-row>
        <table:table-row table:style-name="ro2">
          <table:table-cell table:style-name="ce1695"/>
          <table:table-cell table:style-name="ce1720" office:value-type="string" calcext:value-type="string">
            <text:p>Tőr</text:p>
          </table:table-cell>
          <table:table-cell table:style-name="ce1720" office:value-type="string" calcext:value-type="string">
            <text:p>egykezes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34" table:number-columns-repeated="2"/>
          <table:table-cell table:style-name="ce1816" office:value-type="string" calcext:value-type="string">
            <text:p>10m</text:p>
          </table:table-cell>
          <table:table-cell table:style-name="ce1816" office:value-type="float" office:value="7" calcext:value-type="float">
            <text:p>7</text:p>
          </table:table-cell>
          <table:table-cell table:style-name="ce1816" office:value-type="float" office:value="2" calcext:value-type="float">
            <text:p>2</text:p>
          </table:table-cell>
          <table:table-cell table:style-name="ce1720" office:value-type="float" office:value="2" calcext:value-type="float">
            <text:p>2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hajítás</text:p>
          </table:table-cell>
          <table:table-cell table:style-name="ce40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93" office:value-type="string" calcext:value-type="string">
            <text:p>Íjász lőfegyverek</text:p>
          </table:table-cell>
          <table:table-cell table:style-name="ce1713" office:value-type="string" calcext:value-type="string">
            <text:p>Rövid íj</text:p>
          </table:table-cell>
          <table:table-cell table:style-name="ce1713" office:value-type="string" calcext:value-type="string">
            <text:p>két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35"/>
          <table:table-cell table:style-name="ce1844"/>
          <table:table-cell table:style-name="ce1813" office:value-type="string" calcext:value-type="string">
            <text:p>60m</text:p>
          </table:table-cell>
          <table:table-cell table:number-columns-repeated="2" table:style-name="ce1813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848" office:value-type="float" office:value="5" calcext:value-type="float">
            <text:p>5</text:p>
          </table:table-cell>
          <table:table-cell table:style-name="ce191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7" office:value-type="string" calcext:value-type="string">
            <text:p>Hosszú íj</text:p>
          </table:table-cell>
          <table:table-cell table:style-name="ce1717" office:value-type="string" calcext:value-type="string">
            <text:p>kétkezes</text:p>
          </table:table-cell>
          <table:table-cell table:style-name="ce1815" office:value-type="float" office:value="3" calcext:value-type="float">
            <text:p>3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2" calcext:value-type="float">
            <text:p>12</text:p>
          </table:table-cell>
          <table:table-cell table:style-name="ce1717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7" office:value-type="string" calcext:value-type="string">
            <text:p>Visszacsapó íj</text:p>
          </table:table-cell>
          <table:table-cell table:style-name="ce1717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3" calcext:value-type="float">
            <text:p>3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6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0" calcext:value-type="float">
            <text:p>10</text:p>
          </table:table-cell>
          <table:table-cell table:style-name="ce1717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7" office:value-type="string" calcext:value-type="string">
            <text:p>Elf íj</text:p>
          </table:table-cell>
          <table:table-cell table:style-name="ce1717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13" calcext:value-type="float">
            <text:p>13</text:p>
          </table:table-cell>
          <table:table-cell table:style-name="ce1717" office:value-type="float" office:value="4" calcext:value-type="float">
            <text:p>4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Fúvócső, kicsi</text:p>
          </table:table-cell>
          <table:table-cell table:style-name="ce1719" office:value-type="string" calcext:value-type="string">
            <text:p>egykezes</text:p>
          </table:table-cell>
          <table:table-cell table:style-name="ce1814" office:value-type="string" calcext:value-type="string">
            <text:p>spec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16m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719" office:value-type="float" office:value="1" calcext:value-type="float">
            <text:p>1</text:p>
          </table:table-cell>
          <table:table-cell table:style-name="ce1906" office:value-type="float" office:value="8" calcext:value-type="float">
            <text:p>8</text:p>
          </table:table-cell>
          <table:table-cell table:style-name="ce1919" office:value-type="string" calcext:value-type="string">
            <text:p>íjászat</text:p>
          </table:table-cell>
          <table:table-cell table:style-name="ce197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8"/>
          <table:table-cell table:style-name="ce1719" office:value-type="string" calcext:value-type="string">
            <text:p>Fúvócső, vadász</text:p>
          </table:table-cell>
          <table:table-cell table:style-name="ce1719" office:value-type="string" calcext:value-type="string">
            <text:p>kétkezes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30m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0" calcext:value-type="float">
            <text:p>10</text:p>
          </table:table-cell>
          <table:table-cell table:style-name="ce1719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íjászat</text:p>
          </table:table-cell>
          <table:table-cell table:style-name="ce1971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ce1693" office:value-type="string" calcext:value-type="string">
            <text:p>Lövész lőfegyverek</text:p>
          </table:table-cell>
          <table:table-cell table:style-name="ce1713" office:value-type="string" calcext:value-type="string">
            <text:p>Kéz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style-name="ce1713" office:value-type="float" office:value="8" calcext:value-type="float">
            <text:p>8</text:p>
          </table:table-cell>
          <table:table-cell table:style-name="ce1713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848" office:value-type="float" office:value="9" calcext:value-type="float">
            <text:p>9</text:p>
          </table:table-cell>
          <table:table-cell table:style-name="ce1912" office:value-type="string" calcext:value-type="string">
            <text:p>lövészet</text:p>
          </table:table-cell>
          <table:table-cell table:style-name="ce195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7" office:value-type="string" calcext:value-type="string">
            <text:p>Nyílpuska</text:p>
          </table:table-cell>
          <table:table-cell table:style-name="ce1717" office:value-type="string" calcext:value-type="string">
            <text:p>kétkezes</text:p>
          </table:table-cell>
          <table:table-cell table:style-name="ce1717" office:value-type="float" office:value="6" calcext:value-type="float">
            <text:p>6</text:p>
          </table:table-cell>
          <table:table-cell table:style-name="ce1717" office:value-type="string" calcext:value-type="string">
            <text:p>S</text:p>
          </table:table-cell>
          <table:table-cell table:style-name="ce1815" office:value-type="float" office:value="8" calcext:value-type="float">
            <text:p>8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float" office:value="16" calcext:value-type="float">
            <text:p>16</text:p>
          </table:table-cell>
          <table:table-cell table:style-name="ce1717" office:value-type="float" office:value="4" calcext:value-type="float">
            <text:p>4</text:p>
          </table:table-cell>
          <table:table-cell table:style-name="ce1908" office:value-type="float" office:value="12" calcext:value-type="float">
            <text:p>12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Nehéz nyílpuska</text:p>
          </table:table-cell>
          <table:table-cell table:style-name="ce1717" office:value-type="string" calcext:value-type="string">
            <text:p>kétkezes</text:p>
          </table:table-cell>
          <table:table-cell table:style-name="ce1717" office:value-type="float" office:value="14" calcext:value-type="float">
            <text:p>14</text:p>
          </table:table-cell>
          <table:table-cell table:style-name="ce1717" office:value-type="string" calcext:value-type="string">
            <text:p>S</text:p>
          </table:table-cell>
          <table:table-cell table:style-name="ce1815" office:value-type="float" office:value="15" calcext:value-type="float">
            <text:p>15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80m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16" calcext:value-type="float">
            <text:p>16</text:p>
          </table:table-cell>
          <table:table-cell table:style-name="ce1717" office:value-type="float" office:value="4" calcext:value-type="float">
            <text:p>4</text:p>
          </table:table-cell>
          <table:table-cell table:style-name="ce1908" office:value-type="float" office:value="15" calcext:value-type="float">
            <text:p>1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7" office:value-type="string" calcext:value-type="string">
            <text:p>Shadoni páncéltörő</text:p>
          </table:table-cell>
          <table:table-cell table:style-name="ce1717" office:value-type="string" calcext:value-type="string">
            <text:p>kétkezes</text:p>
          </table:table-cell>
          <table:table-cell table:style-name="ce1717" office:value-type="float" office:value="20" calcext:value-type="float">
            <text:p>20</text:p>
          </table:table-cell>
          <table:table-cell table:style-name="ce1717" office:value-type="string" calcext:value-type="string">
            <text:p>Z</text:p>
          </table:table-cell>
          <table:table-cell table:style-name="ce1815" office:value-type="float" office:value="20" calcext:value-type="float">
            <text:p>2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17" office:value-type="float" office:value="4" calcext:value-type="float">
            <text:p>4</text:p>
          </table:table-cell>
          <table:table-cell table:style-name="ce1908" office:value-type="string" calcext:value-type="string">
            <text:p>-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Kharei nyílpusk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4" calcext:value-type="float">
            <text:p>14</text:p>
          </table:table-cell>
          <table:table-cell table:style-name="ce1717" office:value-type="float" office:value="4" calcext:value-type="float">
            <text:p>4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5"/>
          <table:table-cell table:style-name="ce1720" office:value-type="string" calcext:value-type="string">
            <text:p>Aquir nyílpuska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string" calcext:value-type="string">
            <text:p>halál / +6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20" calcext:value-type="float">
            <text:p>20</text:p>
          </table:table-cell>
          <table:table-cell table:style-name="ce1834" table:number-columns-repeated="2"/>
          <table:table-cell table:style-name="ce1816" office:value-type="string" calcext:value-type="string">
            <text:p>5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16" calcext:value-type="float">
            <text:p>16</text:p>
          </table:table-cell>
          <table:table-cell table:style-name="ce1720" office:value-type="float" office:value="4" calcext:value-type="float">
            <text:p>4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lövészet</text:p>
          </table:table-cell>
          <table:table-cell table:style-name="ce1974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974"/>
          <table:table-cell table:style-name="ce403" table:number-columns-repeated="240"/>
          <table:table-cell table:number-columns-repeated="16128"/>
        </table:table-row>
        <table:table-row table:style-name="ro2">
          <table:table-cell table:style-name="ce1692"/>
          <table:table-cell table:number-columns-repeated="12"/>
          <table:table-cell table:style-name="ce616"/>
          <table:table-cell table:number-columns-repeated="16370"/>
        </table:table-row>
        <table:table-row table:style-name="ro2">
          <table:table-cell table:number-columns-repeated="13"/>
          <table:table-cell table:style-name="ce616"/>
          <table:table-cell table:number-columns-repeated="16370"/>
        </table:table-row>
        <table:table-row table:style-name="ro2">
          <table:table-cell table:number-columns-repeated="2"/>
          <table:table-cell table:style-name="ce1801"/>
          <table:table-cell table:number-columns-repeated="10"/>
          <table:table-cell table:style-name="ce61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0" table:default-cell-style-name="ce1478"/>
        <table:table-column table:style-name="co101" table:default-cell-style-name="ce1481"/>
        <table:table-column table:style-name="co103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2"/>
          <table:covered-table-cell table:style-name="ce1421"/>
          <table:covered-table-cell table:style-name="ce1694"/>
          <table:covered-table-cell table:style-name="ce1421"/>
          <table:table-cell table:style-name="ce63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2"/>
          <table:table-cell table:style-name="ce1413"/>
          <table:table-cell table:style-name="ce1694"/>
          <table:table-cell table:style-name="ce1413"/>
          <table:table-cell table:style-name="ce63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8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6" table:content-validation-name="val203" office:value-type="string" calcext:value-type="string">
            <text:p><text:span text:style-name="T89"><text:a xlink:href="https://github.com/kaktusztea/km100/blob/master/md/kepzettsegek.szekunder/szakma.md" xlink:type="simple">Szakma</text:a></text:span><text:span text:style-name="T8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8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8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8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9"><text:a xlink:href="https://github.com/kaktusztea/km100/blob/master/md/kepzettsegek.primer.misztikus/osi_nyelv_ismerete.md" xlink:type="simple">Ősi nyelv ismerete</text:a></text:span><text:span text:style-name="T8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3"/>
        <table:table-column table:style-name="co68" table:default-cell-style-name="ce2033"/>
        <table:table-column table:style-name="co69" table:default-cell-style-name="ce2042"/>
        <table:table-column table:style-name="co70" table:default-cell-style-name="ce2023"/>
        <table:table-column table:style-name="co71" table:default-cell-style-name="ce2074"/>
        <table:table-column table:style-name="co72" table:default-cell-style-name="ce2023"/>
        <table:table-column table:style-name="co73" table:default-cell-style-name="ce2023"/>
        <table:table-column table:style-name="co74" table:default-cell-style-name="ce2023"/>
        <table:table-column table:style-name="co75" table:default-cell-style-name="ce2096"/>
        <table:table-column table:style-name="co76" table:default-cell-style-name="ce2023"/>
        <table:table-column table:style-name="co77" table:default-cell-style-name="ce2023"/>
        <table:table-column table:style-name="co78" table:default-cell-style-name="Default"/>
        <table:table-column table:style-name="co79" table:default-cell-style-name="ce2023"/>
        <table:table-column table:style-name="co80" table:default-cell-style-name="ce2023"/>
        <table:table-column table:style-name="co7" table:default-cell-style-name="ce2023"/>
        <table:table-column table:style-name="co81" table:default-cell-style-name="Default"/>
        <table:table-row table:style-name="ro3">
          <table:table-cell table:style-name="ce202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1"/>
          <table:covered-table-cell table:style-name="ce2041"/>
          <table:covered-table-cell table:style-name="ce2048"/>
          <table:covered-table-cell table:style-name="ce2049"/>
          <table:covered-table-cell table:number-columns-repeated="3" table:style-name="ce2048"/>
          <table:covered-table-cell table:style-name="ce2095"/>
          <table:covered-table-cell table:number-columns-repeated="2" table:style-name="ce2048"/>
          <table:covered-table-cell/>
          <table:covered-table-cell table:style-name="ce2048"/>
          <table:covered-table-cell table:number-columns-repeated="3"/>
        </table:table-row>
        <table:table-row table:style-name="ro2">
          <table:table-cell table:number-columns-repeated="4"/>
          <table:table-cell table:style-name="ce2049"/>
          <table:table-cell table:style-name="ce2048"/>
          <table:table-cell table:number-columns-repeated="10"/>
        </table:table-row>
        <table:table-row table:style-name="ro2">
          <table:table-cell table:style-name="ce2024" office:value-type="string" calcext:value-type="string">
            <text:p>Általános fortélyok</text:p>
          </table:table-cell>
          <table:table-cell table:style-name="ce2034" office:value-type="string" calcext:value-type="string">
            <text:p>Max fok</text:p>
          </table:table-cell>
          <table:table-cell table:style-name="ce2034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2048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24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24" office:value-type="string" calcext:value-type="string">
            <text:p>Varázslási módszerek</text:p>
          </table:table-cell>
          <table:table-cell table:style-name="ce2023"/>
        </table:table-row>
        <table:table-row table:style-name="ro2">
          <table:table-cell table:style-name="ce2025"/>
          <table:table-cell table:style-name="ce2035"/>
          <table:table-cell table:style-name="ce2043"/>
          <table:table-cell/>
          <table:table-cell table:style-name="Default"/>
          <table:table-cell table:style-name="ce2048"/>
          <table:table-cell/>
          <table:table-cell table:style-name="ce2025"/>
          <table:table-cell table:style-name="ce2023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2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8"/>
          <table:table-cell/>
          <table:table-cell table:style-name="ce202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3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83">➖➖➖ </text:span><text:span text:style-name="T102">Származás </text:span><text:span text:style-name="T103">➖➖➖</text:span></text:p>
          </table:table-cell>
          <table:table-cell/>
          <table:table-cell table:style-name="ce2074" office:value-type="string" calcext:value-type="string">
            <text:p><text:span text:style-name="T83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8"/>
          <table:table-cell/>
          <table:table-cell table:style-name="ce202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3" office:value-type="string" calcext:value-type="string">
            <text:p>Bajnok</text:p>
          </table:table-cell>
          <table:table-cell table:style-name="ce2029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48"/>
          <table:table-cell/>
          <table:table-cell table:style-name="ce202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3" office:value-type="string" calcext:value-type="string">
            <text:p>Bukott</text:p>
          </table:table-cell>
          <table:table-cell table:style-name="ce2029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2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3" office:value-type="string" calcext:value-type="string">
            <text:p>Gyerekgyilkos</text:p>
          </table:table-cell>
          <table:table-cell table:style-name="ce2029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3" office:value-type="string" calcext:value-type="string">
            <text:p>Gyilkos</text:p>
          </table:table-cell>
          <table:table-cell table:style-name="ce2029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2025"/>
          <table:table-cell table:style-name="ce2091"/>
          <table:table-cell/>
          <table:table-cell table:style-name="ce202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3" office:value-type="string" calcext:value-type="string">
            <text:p>Hírhedt</text:p>
          </table:table-cell>
          <table:table-cell table:style-name="ce2029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4"/>
          <table:table-cell/>
          <table:table-cell table:style-name="ce202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98">🟩</text:span> Befolyásolás, Emberismeret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3" office:value-type="string" calcext:value-type="string">
            <text:p>Hős</text:p>
          </table:table-cell>
          <table:table-cell table:style-name="ce2029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4">
          <table:table-cell table:style-name="ce2027" office:value-type="string" calcext:value-type="string">
            <text:p>➖➖➖ Általános ➖➖➖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99">🟥</text:span> Kvantikum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3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83">➖➖➖ Jellem, fóbiák, hobbik</text:span><text:span text:style-name="T102"> </text:span><text:span text:style-name="T103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93">🟩</text:span><text:span text:style-name="T100"> </text:span>Befolyásolás, Emberismeret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3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2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93">🟩 </text:span>Művészetismeret;  <text:span text:style-name="T94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29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93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27">
          <table:table-cell table:style-name="ce8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4" office:value-type="float" office:value="1" calcext:value-type="float">
            <text:p>1</text:p>
          </table:table-cell>
          <table:table-cell table:style-name="ce2045" office:value-type="string" calcext:value-type="string">
            <text:p><text:span text:style-name="T93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29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3" office:value-type="float" office:value="1" calcext:value-type="float">
            <text:p>1</text:p>
          </table:table-cell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4"/>
          <table:table-cell/>
          <table:table-cell table:style-name="ce87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93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2029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93">🟩</text:span><text:span text:style-name="T100"> </text:span>Művészetismeret;  <text:span text:style-name="T94">🟥 </text:span><text:span text:style-name="T100">Képzőművészet</text:span></text:p>
          </table:table-cell>
          <table:table-cell/>
          <table:table-cell table:style-name="ce2029" office:value-type="string" calcext:value-type="string">
            <text:p>toroni</text:p>
          </table:table-cell>
          <table:table-cell table:style-name="Default"/>
          <table:table-cell table:style-name="ce2029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37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100">🟩 Nyomozás;  🟩Emberismeret</text:span></text:p>
          </table:table-cell>
          <table:table-cell/>
          <table:table-cell table:style-name="ce2029" office:value-type="string" calcext:value-type="string">
            <text:p>pyarroni</text:p>
          </table:table-cell>
          <table:table-cell table:style-name="Default"/>
          <table:table-cell table:style-name="ce2029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29" office:value-type="string" calcext:value-type="string">
            <text:p>shadoni</text:p>
          </table:table-cell>
          <table:table-cell table:style-name="Default"/>
          <table:table-cell table:style-name="ce2029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93">🟩</text:span><text:span text:style-name="T100"> </text:span>Idomítás;  <text:span text:style-name="T94">🟥 </text:span>Lovaglás, Léglovaglás</text:p>
          </table:table-cell>
          <table:table-cell/>
          <table:table-cell table:style-name="ce2029" office:value-type="string" calcext:value-type="string">
            <text:p>gorviki</text:p>
          </table:table-cell>
          <table:table-cell table:style-name="ce2091"/>
          <table:table-cell table:style-name="ce2029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93">🟩</text:span><text:span text:style-name="T100"> </text:span>Hadászat</text:p>
          </table:table-cell>
          <table:table-cell/>
          <table:table-cell table:style-name="ce2029" office:value-type="string" calcext:value-type="string">
            <text:p>kráni</text:p>
          </table:table-cell>
          <table:table-cell/>
          <table:table-cell table:style-name="ce2029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37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93">🟩 </text:span>Befolyásolás, Emberismeret</text:p>
          </table:table-cell>
          <table:table-cell/>
          <table:table-cell table:style-name="ce2029" office:value-type="string" calcext:value-type="string">
            <text:p>ibarai</text:p>
          </table:table-cell>
          <table:table-cell table:style-name="ce2093"/>
          <table:table-cell table:style-name="ce2029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93">🟩 </text:span><text:span text:style-name="T100">Kvantikum, </text:span>Nyomozás, Szakma: hivatalnok</text:p>
          </table:table-cell>
          <table:table-cell/>
          <table:table-cell table:style-name="ce2029" office:value-type="string" calcext:value-type="string">
            <text:p>törpe</text:p>
          </table:table-cell>
          <table:table-cell table:style-name="ce2093"/>
          <table:table-cell table:style-name="ce2029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ce2029" office:value-type="string" calcext:value-type="string">
            <text:p>erv</text:p>
          </table:table-cell>
          <table:table-cell table:style-name="ce2093"/>
          <table:table-cell table:style-name="ce2029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93">🟩 </text:span>Lexikum, Hadászat</text:p>
          </table:table-cell>
          <table:table-cell/>
          <table:table-cell table:style-name="ce2029" office:value-type="string" calcext:value-type="string">
            <text:p>elf</text:p>
          </table:table-cell>
          <table:table-cell table:style-name="ce2093"/>
          <table:table-cell table:style-name="ce2029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/>
          <table:table-cell table:style-name="ce2093"/>
          <table:table-cell table:style-name="ce2029" office:value-type="string" calcext:value-type="string">
            <text:p>Megbízható</text:p>
          </table:table-cell>
          <table:table-cell/>
          <table:table-cell table:style-name="ce2023" office:value-type="string" calcext:value-type="string">
            <text:p><text:span text:style-name="T83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93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Default"/>
          <table:table-cell table:style-name="ce2093"/>
          <table:table-cell table:style-name="ce2029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93">🟩 </text:span>Befolyásolás, Emberismeret</text:p>
          </table:table-cell>
          <table:table-cell/>
          <table:table-cell table:style-name="Default"/>
          <table:table-cell table:style-name="ce2093"/>
          <table:table-cell table:style-name="ce2029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29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29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37"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ce202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37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ce202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Tériszonyos</text:p>
          </table:table-cell>
          <table:table-cell/>
          <table:table-cell table:style-name="ce2023" office:value-type="string" calcext:value-type="string">
            <text:p><text:span text:style-name="T83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27">
          <table:table-cell table:style-name="ce8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37" office:value-type="float" office:value="2" calcext:value-type="float">
            <text:p>2</text:p>
          </table:table-cell>
          <table:table-cell table:style-name="ce2046" office:value-type="string" calcext:value-type="string">
            <text:p><text:span text:style-name="T94">🟥 </text:span>Kvantikum, Csapdaállítás, Szakma: <text:span text:style-name="T37">Fegyverkovács, Páncélkovács</text:span></text:p>
          </table:table-cell>
          <table:table-cell/>
          <table:table-cell table:style-name="ce202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2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74" office:value-type="string" calcext:value-type="string">
            <text:p><text:span text:style-name="T91"><text:a xlink:href="https://github.com/kaktusztea/km100/blob/master/md/fortelyok.altalanos/osi_kulturkor.md" xlink:type="simple">Ősi kultúrkör</text:a></text:span><text:span text:style-name="T91"> </text:span><text:span text:style-name="T92">🔁</text:span></text:p>
          </table:table-cell>
          <table:table-cell table:style-name="ce2037"/>
          <table:table-cell office:value-type="string" calcext:value-type="string">
            <text:p><text:span text:style-name="T94">🟥 </text:span>Lexikum, ⭕TODO⭕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2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37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ce87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94">🟥 </text:span>Előadóművészet, Művészetismeret, 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83">➖➖➖ </text:span><text:span text:style-name="T102">Küllem, fizikum </text:span><text:span text:style-name="T103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27" office:value-type="string" calcext:value-type="string">
            <text:p>➖➖➖ Befolyástól védő ➖➖➖</text:p>
          </table:table-cell>
          <table:table-cell table:style-name="ce2036" office:value-type="float" office:value="0" calcext:value-type="float">
            <text:p>0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94">🟥 </text:span>Etiket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93">🟩 </text:span><text:span text:style-name="T100">Kvantikum, </text:span>Nyomozás, Hajózás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2" office:value-type="string" calcext:value-type="string">
            <text:p><text:span text:style-name="T93">🟩 </text:span><text:span text:style-name="T100">Nyomozás;   </text:span><text:span text:style-name="T101">🟥 </text:span><text:span text:style-name="T100">Városi jártasság, Etikett</text:span>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Divatos</text:p>
          </table:table-cell>
          <table:table-cell/>
          <table:table-cell table:style-name="ce2023" office:value-type="string" calcext:value-type="string">
            <text:p><text:span text:style-name="T83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4"/>
          <table:table-cell table:style-name="ce2047"/>
          <table:table-cell/>
          <table:table-cell table:style-name="ce87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Jóképű</text:p>
          </table:table-cell>
          <table:table-cell/>
          <table:table-cell table:style-name="ce202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4"/>
          <table:table-cell table:style-name="ce2047"/>
          <table:table-cell table:style-name="Default"/>
          <table:table-cell table:style-name="ce87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Kövér</text:p>
          </table:table-cell>
          <table:table-cell/>
          <table:table-cell table:style-name="ce202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4"/>
          <table:table-cell table:style-name="ce2047"/>
          <table:table-cell/>
          <table:table-cell table:style-name="ce87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Magas</text:p>
          </table:table-cell>
          <table:table-cell/>
          <table:table-cell table:style-name="ce2023"/>
          <table:table-cell table:style-name="ce2096"/>
          <table:table-cell table:number-columns-repeated="3"/>
        </table:table-row>
        <table:table-row table:style-name="ro1">
          <table:table-cell table:style-name="ce2024" office:value-type="string" calcext:value-type="string">
            <text:p>Harci fortélyok</text:p>
          </table:table-cell>
          <table:table-cell table:style-name="ce734"/>
          <table:table-cell table:style-name="ce2047"/>
          <table:table-cell/>
          <table:table-cell table:style-name="ce87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100">🟥 </text:span>Előadóművészet</text:p>
          </table:table-cell>
          <table:table-cell/>
          <table:table-cell table:style-name="Default" table:number-columns-repeated="2"/>
          <table:table-cell table:style-name="ce202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/>
          <table:table-cell table:style-name="ce2047"/>
          <table:table-cell table:style-name="Default"/>
          <table:table-cell table:style-name="ce87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100">🟥 </text:span>Előadóművészet</text:p>
          </table:table-cell>
          <table:table-cell table:style-name="Default" table:number-columns-repeated="3"/>
          <table:table-cell table:style-name="ce202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7"/>
          <table:table-cell table:style-name="Default"/>
          <table:table-cell table:style-name="ce2089" table:formula="of:=COUNTA([.E12:.E53])" office:value-type="float" office:value="42" calcext:value-type="float">
            <text:p>42</text:p>
          </table:table-cell>
          <table:table-cell table:style-name="ce2092"/>
          <table:table-cell table:style-name="Default" table:number-columns-repeated="3"/>
          <table:table-cell table:style-name="ce202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4"/>
          <table:table-cell table:style-name="Default" table:number-columns-repeated="3"/>
          <table:table-cell table:style-name="ce202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2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2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8" office:value-type="string" calcext:value-type="string">
            <text:p><text:span text:style-name="T83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4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4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37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39" office:value-type="float" office:value="3" calcext:value-type="float">
            <text:p>3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37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4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0" office:value-type="string" calcext:value-type="string">
            <text:p><text:span text:style-name="T86">➖➖ Harci mágia</text:span><text:span text:style-name="T87"> </text:span><text:span text:style-name="T88">➖➖</text:span></text:p>
          </table:table-cell>
          <table:table-cell table:style-name="ce2023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3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39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0" office:value-type="string" calcext:value-type="string">
            <text:p><text:span text:style-name="T86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0" office:value-type="string" calcext:value-type="string">
            <text:p><text:span text:style-name="T86">➖➖ Lényismeretek</text:span><text:span text:style-name="T87"> </text:span><text:span text:style-name="T88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2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0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Új: Gladiátor bestiái fortély</text:p>
          </table:table-cell>
        </table:table-row>
        <table:table-row table:style-name="ro2">
          <table:table-cell table:style-name="ce213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83">* Új fortély: Ősi kultkúrkör </text:span><text:span text:style-name="T108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41">
          <table:table-cell table:style-name="ce2130" office:value-type="string" calcext:value-type="string">
            <text:p>V8.2.4</text:p>
          </table:table-cell>
        </table:table-row>
        <table:table-row table:style-name="ro41">
          <table:table-cell table:style-name="ce2131" office:value-type="string" calcext:value-type="string">
            <text:p>* Fülek átnevezése, színezése</text:p>
          </table:table-cell>
        </table:table-row>
        <table:table-row table:style-name="ro41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41">
          <table:table-cell table:style-name="ce2130" office:value-type="string" calcext:value-type="string">
            <text:p>V8.2.3</text:p>
          </table:table-cell>
        </table:table-row>
        <table:table-row table:style-name="ro41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41">
          <table:table-cell table:style-name="ce2130" office:value-type="string" calcext:value-type="string">
            <text:p>V8.2.2</text:p>
          </table:table-cell>
        </table:table-row>
        <table:table-row table:style-name="ro41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31" office:value-type="string" calcext:value-type="string">
            <text:p>* Kétkezes harc táblázat</text:p>
          </table:table-cell>
        </table:table-row>
        <table:table-row table:style-name="ro41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41">
          <table:table-cell table:style-name="ce2130" office:value-type="string" calcext:value-type="string">
            <text:p>V8.1.1</text:p>
          </table:table-cell>
        </table:table-row>
        <table:table-row table:style-name="ro41">
          <table:table-cell table:style-name="ce2131" office:value-type="string" calcext:value-type="string">
            <text:p>* Max szint: 21</text:p>
          </table:table-cell>
        </table:table-row>
        <table:table-row table:style-name="ro41">
          <table:table-cell table:style-name="ce2131" office:value-type="string" calcext:value-type="string">
            <text:p>* KP Alap: 150</text:p>
          </table:table-cell>
        </table:table-row>
        <table:table-row table:style-name="ro41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41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41">
          <table:table-cell table:style-name="ce2130" office:value-type="string" calcext:value-type="string">
            <text:p>V7.9.1</text:p>
          </table:table-cell>
        </table:table-row>
        <table:table-row table:style-name="ro41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114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43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1" table:default-cell-style-name="ce2023"/>
        <table:table-column table:style-name="co112" table:default-cell-style-name="ce1610"/>
        <table:table-column table:style-name="co113" table:default-cell-style-name="ce2023"/>
        <table:table-column table:style-name="co114" table:default-cell-style-name="ce2023"/>
        <table:table-column table:style-name="co113" table:default-cell-style-name="ce2023"/>
        <table:table-column table:style-name="co115" table:default-cell-style-name="ce2023"/>
        <table:table-column table:style-name="co116" table:default-cell-style-name="ce2023"/>
        <table:table-column table:style-name="co117" table:default-cell-style-name="ce2023"/>
        <table:table-column table:style-name="co118" table:default-cell-style-name="ce2023"/>
        <table:table-column table:style-name="co119" table:default-cell-style-name="ce2023"/>
        <table:table-column table:style-name="co120" table:default-cell-style-name="ce2023"/>
        <table:table-column table:style-name="co81" table:default-cell-style-name="ce2023"/>
        <table:table-column table:style-name="co121" table:default-cell-style-name="ce2023"/>
        <table:table-column table:style-name="co122" table:default-cell-style-name="ce2023"/>
        <table:table-column table:style-name="co123" table:default-cell-style-name="ce2023"/>
        <table:table-column table:style-name="co124" table:default-cell-style-name="ce2023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734"/>
        <table:table-column table:style-name="co127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2"/>
          <table:covered-table-cell table:style-name="ce2200"/>
          <table:covered-table-cell table:number-columns-repeated="6" table:style-name="ce2192"/>
          <table:covered-table-cell table:number-columns-repeated="3" table:style-name="ce2225"/>
          <table:covered-table-cell table:style-name="ce219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2"/>
          <table:table-cell table:style-name="ce2200"/>
          <table:table-cell table:style-name="ce2192" table:number-columns-repeated="6"/>
          <table:table-cell table:style-name="ce2225" table:number-columns-repeated="3"/>
          <table:table-cell table:style-name="ce219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1" office:value-type="string" calcext:value-type="string">
            <text:p>Szint</text:p>
          </table:table-cell>
          <table:table-cell table:style-name="ce2211" office:value-type="string" calcext:value-type="string" table:number-columns-spanned="2" table:number-rows-spanned="1">
            <text:p>KP</text:p>
          </table:table-cell>
          <table:covered-table-cell table:style-name="ce221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8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9" office:value-type="string" calcext:value-type="string">
            <text:p>Fok</text:p>
          </table:table-cell>
          <table:table-cell table:style-name="ce218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7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76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7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0" table:number-columns-repeated="3"/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810"/>
          <table:table-cell table:style-name="ce227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9" table:content-validation-name="val207" office:value-type="string" calcext:value-type="string">
            <text:p>Fok</text:p>
          </table:table-cell>
          <table:table-cell table:style-name="ce2189" table:content-validation-name="val207" office:value-type="string" calcext:value-type="string">
            <text:p>Bónusz</text:p>
          </table:table-cell>
          <table:table-cell table:style-name="ce916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91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91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6" table:content-validation-name="val5"/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0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0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3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3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5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3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5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3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5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5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10" table:content-validation-name="val5"/>
          <table:table-cell table:style-name="ce218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5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3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5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3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5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2" table:content-validation-name="val5"/>
          <table:table-cell table:style-name="ce2182" table:content-validation-name="val5" table:number-columns-repeated="2"/>
          <table:table-cell table:style-name="ce2033" table:content-validation-name="val5"/>
          <table:table-cell table:style-name="ce2204" table:content-validation-name="val5"/>
          <table:table-cell table:style-name="ce2033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10" table:content-validation-name="val5"/>
          <table:covered-table-cell table:style-name="ce916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9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1" table:content-validation-name="val5"/>
          <table:table-cell table:style-name="ce219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91" table:content-validation-name="val5" office:value-type="string" calcext:value-type="string">
            <text:p>Szúró</text:p>
          </table:table-cell>
          <table:table-cell table:style-name="ce2191" table:content-validation-name="val5" office:value-type="string" calcext:value-type="string">
            <text:p>Vágó</text:p>
          </table:table-cell>
          <table:table-cell table:style-name="ce2191" table:content-validation-name="val5" office:value-type="string" calcext:value-type="string">
            <text:p>Zúzó</text:p>
          </table:table-cell>
          <table:table-cell table:style-name="ce219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5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5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5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5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5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5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5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91" table:content-validation-name="val5" office:value-type="string" calcext:value-type="string">
            <text:p>SFÉ</text:p>
          </table:table-cell>
          <table:table-cell table:style-name="ce219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9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4"/>
          <table:table-cell table:style-name="ce203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2"/>
          <table:table-cell table:style-name="ce2182" table:number-columns-repeated="2"/>
          <table:table-cell table:style-name="ce2033"/>
          <table:table-cell table:style-name="ce2204"/>
          <table:table-cell table:style-name="ce203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2"/>
          <table:table-cell table:style-name="ce2182" table:number-columns-repeated="2"/>
          <table:table-cell table:style-name="ce2033"/>
          <table:table-cell table:style-name="ce2204"/>
          <table:table-cell table:style-name="ce203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52"/>
          <table:table-cell table:style-name="ce2182" table:number-columns-repeated="2"/>
          <table:table-cell table:style-name="ce2033"/>
          <table:table-cell table:style-name="ce2204"/>
          <table:table-cell table:style-name="ce2033" table:number-columns-repeated="6"/>
          <table:table-cell table:style-name="ce1739"/>
          <table:table-cell table:style-name="ce1803" table:number-columns-repeated="2"/>
          <table:table-cell table:style-name="ce2033"/>
          <table:table-cell table:number-columns-repeated="240"/>
        </table:table-row>
        <table:table-row table:style-name="ro2">
          <table:table-cell table:style-name="ce1638"/>
          <table:table-cell table:style-name="ce2152"/>
          <table:table-cell table:style-name="ce2182" table:number-columns-repeated="2"/>
          <table:table-cell table:style-name="ce2033"/>
          <table:table-cell table:number-columns-repeated="4"/>
          <table:table-cell table:style-name="ce2033" table:number-columns-repeated="3"/>
          <table:table-cell table:style-name="ce1739"/>
          <table:table-cell table:style-name="ce1803" table:number-columns-repeated="2"/>
          <table:table-cell table:style-name="ce2033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3" table:number-columns-repeated="3"/>
          <table:table-cell table:style-name="ce1739"/>
          <table:table-cell table:style-name="ce1803" table:number-columns-repeated="2"/>
          <table:table-cell table:style-name="ce203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3" table:number-columns-repeated="3"/>
          <table:table-cell table:style-name="ce1739"/>
          <table:table-cell table:style-name="ce1803" table:number-columns-repeated="2"/>
          <table:table-cell table:style-name="ce2033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3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5:.$P$14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12:02.08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0:19:18.636000000</dc:date>
    <meta:editing-cycles>911</meta:editing-cycles>
    <meta:editing-duration>P8DT15H17M49S</meta:editing-duration>
    <meta:document-statistic meta:table-count="11" meta:cell-count="37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